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2cm" table:align="left" fo:keep-with-next="always"/>
    </style:style>
    <style:style style:name="Tabla1.A" style:family="table-column">
      <style:table-column-properties style:column-width="4.498cm"/>
    </style:style>
    <style:style style:name="Tabla1.B" style:family="table-column">
      <style:table-column-properties style:column-width="2.77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6.07cm" table:align="center" fo:keep-with-next="always"/>
    </style:style>
    <style:style style:name="Tabla2.A" style:family="table-column">
      <style:table-column-properties style:column-width="4.143cm"/>
    </style:style>
    <style:style style:name="Tabla2.B" style:family="table-column">
      <style:table-column-properties style:column-width="1.926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5.589cm" table:align="margins" fo:keep-with-next="auto"/>
    </style:style>
    <style:style style:name="Tabla3.A" style:family="table-column">
      <style:table-column-properties style:column-width="3.397cm" style:rel-column-width="14278*"/>
    </style:style>
    <style:style style:name="Tabla3.B" style:family="table-column">
      <style:table-column-properties style:column-width="2.438cm" style:rel-column-width="10251*"/>
    </style:style>
    <style:style style:name="Tabla3.F" style:family="table-column">
      <style:table-column-properties style:column-width="2.439cm" style:rel-column-width="1025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F7"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13.287cm" style:rel-column-width="55858*"/>
    </style:style>
    <style:style style:name="Tabla4.B" style:family="table-column">
      <style:table-column-properties style:column-width="2.302cm" style:rel-column-width="967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16"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6.579cm" table:align="center" fo:keep-with-next="always"/>
    </style:style>
    <style:style style:name="Tabla5.A" style:family="table-column">
      <style:table-column-properties style:column-width="2.353cm"/>
    </style:style>
    <style:style style:name="Tabla5.B" style:family="table-column">
      <style:table-column-properties style:column-width="1.171cm"/>
    </style:style>
    <style:style style:name="Tabla5.C" style:family="table-column">
      <style:table-column-properties style:column-width="3.055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8.07cm" table:align="center" fo:keep-with-next="always"/>
    </style:style>
    <style:style style:name="Tabla6.A" style:family="table-column">
      <style:table-column-properties style:column-width="5.357cm"/>
    </style:style>
    <style:style style:name="Tabla6.B" style:family="table-column">
      <style:table-column-properties style:column-width="2.71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0.509cm" table:align="center" fo:keep-with-next="always"/>
    </style:style>
    <style:style style:name="Tabla7.A" style:family="table-column">
      <style:table-column-properties style:column-width="7.795cm"/>
    </style:style>
    <style:style style:name="Tabla7.B" style:family="table-column">
      <style:table-column-properties style:column-width="2.71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9" style:family="table">
      <style:table-properties style:width="5.914cm" table:align="center" fo:keep-with-next="always"/>
    </style:style>
    <style:style style:name="Tabla9.A" style:family="table-column">
      <style:table-column-properties style:column-width="2.18cm"/>
    </style:style>
    <style:style style:name="Tabla9.B" style:family="table-column">
      <style:table-column-properties style:column-width="3.734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1.298cm" style:rel-column-width="5457*"/>
    </style:style>
    <style:style style:name="Tabla8.B" style:family="table-column">
      <style:table-column-properties style:column-width="2.309cm" style:rel-column-width="9706*"/>
    </style:style>
    <style:style style:name="Tabla8.C" style:family="table-column">
      <style:table-column-properties style:column-width="2.381cm" style:rel-column-width="10010*"/>
    </style:style>
    <style:style style:name="Tabla8.D" style:family="table-column">
      <style:table-column-properties style:column-width="3.32cm" style:rel-column-width="13955*"/>
    </style:style>
    <style:style style:name="Tabla8.E" style:family="table-column">
      <style:table-column-properties style:column-width="3.683cm" style:rel-column-width="15482*"/>
    </style:style>
    <style:style style:name="Tabla8.F" style:family="table-column">
      <style:table-column-properties style:column-width="2.598cm" style:rel-column-width="10925*"/>
    </style:style>
    <style:style style:name="Tabla8.A1" style:family="table-cell">
      <style:table-cell-properties style:vertical-align="middle" fo:padding="0.097cm" fo:border-left="0.05pt solid #000000" fo:border-right="none" fo:border-top="0.05pt solid #000000" fo:border-bottom="0.05pt solid #000000"/>
    </style:style>
    <style:style style:name="Tabla8.D1" style:family="table-cell">
      <style:table-cell-properties fo:padding="0.097cm" fo:border-left="0.05pt solid #000000" fo:border-right="none" fo:border-top="0.05pt solid #000000" fo:border-bottom="0.05pt solid #000000"/>
    </style:style>
    <style:style style:name="Tabla8.E1" style:family="table-cell">
      <style:table-cell-properties fo:padding="0.097cm" fo:border-left="0.05pt solid #000000" fo:border-right="none" fo:border-top="0.05pt solid #000000" fo:border-bottom="0.05pt solid #000000"/>
    </style:style>
    <style:style style:name="Tabla8.F1" style:family="table-cell">
      <style:table-cell-properties style:vertical-align="middle"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data-style-name="N0">
      <style:table-cell-properties fo:padding="0.097cm" fo:border-left="0.05pt solid #000000" fo:border-right="none" fo:border-top="none" fo:border-bottom="0.05pt solid #000000"/>
    </style:style>
    <style:style style:name="Tabla8.C6" style:family="table-cell" style:data-style-name="N0">
      <style:table-cell-properties fo:padding="0.097cm" fo:border-left="0.05pt solid #000000" fo:border-right="none" fo:border-top="none" fo:border-bottom="0.05pt solid #000000"/>
    </style:style>
    <style:style style:name="Tabla8.D6" style:family="table-cell" style:data-style-name="N0">
      <style:table-cell-properties fo:padding="0.097cm" fo:border-left="0.05pt solid #000000" fo:border-right="none" fo:border-top="none" fo:border-bottom="0.05pt solid #000000"/>
    </style:style>
    <style:style style:name="Tabla8.E6" style:family="table-cell" style:data-style-name="N0">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F7" style:family="table-cell" style:data-style-name="N0">
      <style:table-cell-properties fo:padding="0.097cm" fo:border-left="0.05pt solid #000000" fo:border-right="0.05pt solid #000000" fo:border-top="none" fo:border-bottom="0.05pt solid #000000"/>
    </style:style>
    <style:style style:name="Tabla10" style:family="table">
      <style:table-properties style:width="8.819cm" table:align="center" fo:keep-with-next="always"/>
    </style:style>
    <style:style style:name="Tabla10.A" style:family="table-column">
      <style:table-column-properties style:column-width="0.984cm"/>
    </style:style>
    <style:style style:name="Tabla10.B" style:family="table-column">
      <style:table-column-properties style:column-width="1.431cm"/>
    </style:style>
    <style:style style:name="Tabla10.C" style:family="table-column">
      <style:table-column-properties style:column-width="2.136cm"/>
    </style:style>
    <style:style style:name="Tabla10.D" style:family="table-column">
      <style:table-column-properties style:column-width="4.269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487a" officeooo:paragraph-rsid="0181487a" style:font-size-asian="12pt" style:font-size-complex="12pt"/>
    </style:style>
    <style:style style:name="P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81ea8e" officeooo:paragraph-rsid="0181ea8e" style:font-size-asian="12pt" style:font-size-complex="12pt"/>
    </style:style>
    <style:style style:name="P5" style:family="paragraph" style:parent-style-name="Text_20_body">
      <style:paragraph-properties fo:line-height="115%" fo:text-align="justify" style:justify-single-word="false"/>
      <style:text-properties officeooo:rsid="01833e6c" officeooo:paragraph-rsid="01874628"/>
    </style:style>
    <style:style style:name="P6" style:family="paragraph" style:parent-style-name="Text_20_body">
      <style:paragraph-properties fo:line-height="115%" fo:text-align="justify" style:justify-single-word="false"/>
      <style:text-properties fo:font-size="12pt" officeooo:rsid="01874628" officeooo:paragraph-rsid="01874628" style:font-size-asian="12pt" style:font-size-complex="12pt"/>
    </style:style>
    <style:style style:name="P7" style:family="paragraph" style:parent-style-name="Text_20_body">
      <style:paragraph-properties fo:line-height="115%" fo:text-align="justify" style:justify-single-word="false"/>
      <style:text-properties fo:font-size="12pt" officeooo:rsid="018dfb49" officeooo:paragraph-rsid="01920d70" style:font-size-asian="12pt" style:font-size-complex="12pt"/>
    </style:style>
    <style:style style:name="P8" style:family="paragraph" style:parent-style-name="Text_20_body">
      <style:text-properties fo:font-size="12pt" officeooo:rsid="01c2f083" officeooo:paragraph-rsid="01c33148" style:font-size-asian="12pt" style:font-size-complex="12pt"/>
    </style:style>
    <style:style style:name="P9" style:family="paragraph" style:parent-style-name="Text_20_body">
      <style:text-properties fo:font-size="12pt" officeooo:rsid="01c33148" officeooo:paragraph-rsid="01c33148" style:font-size-asian="12pt" style:font-size-complex="12pt"/>
    </style:style>
    <style:style style:name="P10" style:family="paragraph" style:parent-style-name="Text_20_body">
      <style:paragraph-properties fo:text-align="center" style:justify-single-word="false"/>
      <style:text-properties fo:font-size="12pt" officeooo:rsid="01c33148" officeooo:paragraph-rsid="01c33148" style:font-size-asian="12pt" style:font-size-complex="12pt"/>
    </style:style>
    <style:style style:name="P11" style:family="paragraph" style:parent-style-name="Text_20_body">
      <style:paragraph-properties fo:text-align="justify" style:justify-single-word="false"/>
      <style:text-properties fo:font-size="12pt" officeooo:rsid="01c33148" officeooo:paragraph-rsid="01c33148" style:font-size-asian="12pt" style:font-size-complex="12pt"/>
    </style:style>
    <style:style style:name="P12" style:family="paragraph" style:parent-style-name="Text_20_body">
      <style:paragraph-properties fo:line-height="115%" fo:text-align="justify" style:justify-single-word="false"/>
      <style:text-properties officeooo:rsid="01954af1" officeooo:paragraph-rsid="01954af1"/>
    </style:style>
    <style:style style:name="P13" style:family="paragraph" style:parent-style-name="Text_20_body">
      <style:text-properties officeooo:rsid="0196bbfa" officeooo:paragraph-rsid="0196bbfa"/>
    </style:style>
    <style:style style:name="P14" style:family="paragraph" style:parent-style-name="Text_20_body">
      <style:text-properties officeooo:rsid="019bc890" officeooo:paragraph-rsid="019bc890"/>
    </style:style>
    <style:style style:name="P15" style:family="paragraph" style:parent-style-name="Text_20_body">
      <style:text-properties officeooo:rsid="01a26b02" officeooo:paragraph-rsid="01a26b02"/>
    </style:style>
    <style:style style:name="P16" style:family="paragraph" style:parent-style-name="Text_20_body">
      <style:text-properties officeooo:rsid="01aa78a3" officeooo:paragraph-rsid="01aa78a3"/>
    </style:style>
    <style:style style:name="P17" style:family="paragraph" style:parent-style-name="Text_20_body">
      <style:paragraph-properties fo:text-align="center" style:justify-single-word="false"/>
      <style:text-properties officeooo:rsid="01b0e075" officeooo:paragraph-rsid="01b0e075"/>
    </style:style>
    <style:style style:name="P18" style:family="paragraph" style:parent-style-name="Text_20_body">
      <style:paragraph-properties fo:text-align="justify" style:justify-single-word="false"/>
      <style:text-properties officeooo:rsid="01b0e075" officeooo:paragraph-rsid="01b0e075"/>
    </style:style>
    <style:style style:name="P19" style:family="paragraph" style:parent-style-name="Text_20_body">
      <style:paragraph-properties fo:text-align="center" style:justify-single-word="false"/>
      <style:text-properties officeooo:rsid="01b1741b" officeooo:paragraph-rsid="01b1741b"/>
    </style:style>
    <style:style style:name="P20" style:family="paragraph" style:parent-style-name="Text_20_body">
      <style:paragraph-properties fo:text-align="justify" style:justify-single-word="false"/>
      <style:text-properties officeooo:rsid="01b1741b" officeooo:paragraph-rsid="01b1741b"/>
    </style:style>
    <style:style style:name="P21" style:family="paragraph" style:parent-style-name="Text_20_body">
      <style:paragraph-properties fo:text-align="justify" style:justify-single-word="false"/>
      <style:text-properties officeooo:rsid="01b3360c" officeooo:paragraph-rsid="01b3360c"/>
    </style:style>
    <style:style style:name="P22" style:family="paragraph" style:parent-style-name="Text_20_body">
      <style:paragraph-properties fo:text-align="justify" style:justify-single-word="false"/>
      <style:text-properties officeooo:rsid="01b4fc46" officeooo:paragraph-rsid="01b4fc46"/>
    </style:style>
    <style:style style:name="P23" style:family="paragraph" style:parent-style-name="Text_20_body">
      <style:paragraph-properties fo:text-align="center" style:justify-single-word="false"/>
      <style:text-properties officeooo:rsid="01b4fc46" officeooo:paragraph-rsid="01b4fc46"/>
    </style:style>
    <style:style style:name="P24" style:family="paragraph" style:parent-style-name="Text_20_body">
      <style:paragraph-properties fo:text-align="justify" style:justify-single-word="false"/>
      <style:text-properties officeooo:rsid="01b55d12" officeooo:paragraph-rsid="01b55d12"/>
    </style:style>
    <style:style style:name="P25" style:family="paragraph" style:parent-style-name="Text_20_body">
      <style:paragraph-properties fo:text-align="center" style:justify-single-word="false"/>
      <style:text-properties officeooo:rsid="01b55d12" officeooo:paragraph-rsid="01b55d12"/>
    </style:style>
    <style:style style:name="P26" style:family="paragraph" style:parent-style-name="Text_20_body">
      <style:paragraph-properties fo:text-align="justify" style:justify-single-word="false"/>
      <style:text-properties officeooo:rsid="01b70e11" officeooo:paragraph-rsid="01b70e11"/>
    </style:style>
    <style:style style:name="P27" style:family="paragraph" style:parent-style-name="Text_20_body">
      <style:paragraph-properties fo:text-align="center" style:justify-single-word="false"/>
      <style:text-properties officeooo:rsid="01b70e11" officeooo:paragraph-rsid="01b70e11"/>
    </style:style>
    <style:style style:name="P28" style:family="paragraph" style:parent-style-name="Text_20_body">
      <style:paragraph-properties fo:text-align="justify" style:justify-single-word="false"/>
      <style:text-properties officeooo:rsid="01ba8225" officeooo:paragraph-rsid="01ba8225"/>
    </style:style>
    <style:style style:name="P29" style:family="paragraph" style:parent-style-name="Text_20_body">
      <style:paragraph-properties fo:text-align="center" style:justify-single-word="false"/>
      <style:text-properties officeooo:rsid="01ba8225" officeooo:paragraph-rsid="01ba8225"/>
    </style:style>
    <style:style style:name="P30" style:family="paragraph" style:parent-style-name="Text_20_body">
      <style:paragraph-properties fo:text-align="justify" style:justify-single-word="false"/>
      <style:text-properties officeooo:rsid="01bc06b7" officeooo:paragraph-rsid="01bc06b7"/>
    </style:style>
    <style:style style:name="P31" style:family="paragraph" style:parent-style-name="Text_20_body">
      <style:paragraph-properties fo:text-align="center" style:justify-single-word="false"/>
      <style:text-properties officeooo:rsid="01bc06b7" officeooo:paragraph-rsid="01bc06b7"/>
    </style:style>
    <style:style style:name="P32" style:family="paragraph" style:parent-style-name="Text_20_body">
      <style:paragraph-properties fo:text-align="justify" style:justify-single-word="false"/>
      <style:text-properties officeooo:rsid="01bded2c" officeooo:paragraph-rsid="01bded2c"/>
    </style:style>
    <style:style style:name="P33" style:family="paragraph" style:parent-style-name="Text_20_body">
      <style:paragraph-properties fo:text-align="center" style:justify-single-word="false"/>
      <style:text-properties officeooo:rsid="01bded2c" officeooo:paragraph-rsid="01bded2c"/>
    </style:style>
    <style:style style:name="P34" style:family="paragraph" style:parent-style-name="Text_20_body">
      <style:text-properties officeooo:rsid="01beb859" officeooo:paragraph-rsid="01beb859"/>
    </style:style>
    <style:style style:name="P35" style:family="paragraph" style:parent-style-name="Text_20_body">
      <style:text-properties officeooo:rsid="01bf63d7" officeooo:paragraph-rsid="01bf63d7"/>
    </style:style>
    <style:style style:name="P36" style:family="paragraph" style:parent-style-name="Text_20_body">
      <style:text-properties officeooo:rsid="01cb46ad" officeooo:paragraph-rsid="01cb46ad"/>
    </style:style>
    <style:style style:name="P37" style:family="paragraph" style:parent-style-name="Text_20_body">
      <style:paragraph-properties fo:text-align="center" style:justify-single-word="false"/>
      <style:text-properties officeooo:rsid="01cb46ad" officeooo:paragraph-rsid="01cb46ad"/>
    </style:style>
    <style:style style:name="P38" style:family="paragraph" style:parent-style-name="Text_20_body">
      <style:paragraph-properties fo:text-align="justify" style:justify-single-word="false"/>
      <style:text-properties officeooo:rsid="01ccbc6f" officeooo:paragraph-rsid="01ccbc6f"/>
    </style:style>
    <style:style style:name="P39" style:family="paragraph" style:parent-style-name="Text_20_body">
      <style:paragraph-properties fo:text-align="center" style:justify-single-word="false"/>
      <style:text-properties officeooo:rsid="01d64d38" officeooo:paragraph-rsid="01d64d38"/>
    </style:style>
    <style:style style:name="P40" style:family="paragraph" style:parent-style-name="Text_20_body">
      <style:paragraph-properties fo:text-align="justify" style:justify-single-word="false"/>
      <style:text-properties officeooo:rsid="01d64d38" officeooo:paragraph-rsid="01d64d38"/>
    </style:style>
    <style:style style:name="P41" style:family="paragraph" style:parent-style-name="Table_20_Contents">
      <style:paragraph-properties fo:text-align="justify" style:justify-single-word="false"/>
      <style:text-properties fo:font-size="12pt" officeooo:rsid="018f3b8d" officeooo:paragraph-rsid="018f3b8d" style:font-size-asian="12pt" style:font-size-complex="12pt"/>
    </style:style>
    <style:style style:name="P42" style:family="paragraph" style:parent-style-name="Table_20_Contents">
      <style:paragraph-properties fo:text-align="center" style:justify-single-word="false"/>
      <style:text-properties fo:font-size="12pt" officeooo:rsid="018f3b8d" officeooo:paragraph-rsid="018f3b8d" style:font-size-asian="12pt" style:font-size-complex="12pt"/>
    </style:style>
    <style:style style:name="P43" style:family="paragraph" style:parent-style-name="Table_20_Contents">
      <style:paragraph-properties fo:text-align="center" style:justify-single-word="false"/>
      <style:text-properties fo:font-size="12pt" officeooo:rsid="01c5f5c6" officeooo:paragraph-rsid="01c5f5c6" style:font-size-asian="12pt" style:font-size-complex="12pt"/>
    </style:style>
    <style:style style:name="P44" style:family="paragraph" style:parent-style-name="Table_20_Contents">
      <style:paragraph-properties fo:text-align="center" style:justify-single-word="false"/>
      <style:text-properties fo:font-size="12pt" style:font-size-asian="12pt" style:font-size-complex="12pt"/>
    </style:style>
    <style:style style:name="P45" style:family="paragraph" style:parent-style-name="Table_20_Contents">
      <style:paragraph-properties fo:text-align="justify" style:justify-single-word="false"/>
      <style:text-properties fo:font-size="12pt" officeooo:rsid="01ca413e" officeooo:paragraph-rsid="01ca413e" style:font-size-asian="12pt" style:font-size-complex="12pt"/>
    </style:style>
    <style:style style:name="P46" style:family="paragraph" style:parent-style-name="Table_20_Contents">
      <style:paragraph-properties fo:text-align="center" style:justify-single-word="false"/>
      <style:text-properties fo:font-size="12pt" officeooo:rsid="01cfd94b" officeooo:paragraph-rsid="01cfd94b" style:font-size-asian="12pt" style:font-size-complex="12pt"/>
    </style:style>
    <style:style style:name="P47" style:family="paragraph" style:parent-style-name="Table_20_Contents">
      <style:paragraph-properties fo:text-align="center" style:justify-single-word="false"/>
      <style:text-properties fo:font-size="12pt" officeooo:rsid="01d1b88c" officeooo:paragraph-rsid="01d1b88c" style:font-size-asian="12pt" style:font-size-complex="12pt"/>
    </style:style>
    <style:style style:name="P48" style:family="paragraph" style:parent-style-name="Table_20_Contents">
      <style:paragraph-properties fo:text-align="center" style:justify-single-word="false"/>
      <style:text-properties fo:font-size="12pt" officeooo:rsid="01d32ce3" officeooo:paragraph-rsid="01d32ce3" style:font-size-asian="12pt" style:font-size-complex="12pt"/>
    </style:style>
    <style:style style:name="P49" style:family="paragraph" style:parent-style-name="Table_20_Contents">
      <style:paragraph-properties fo:text-align="center" style:justify-single-word="false"/>
      <style:text-properties fo:font-size="12pt" fo:font-weight="bold" officeooo:rsid="018dfb49" officeooo:paragraph-rsid="018dfb49"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1c4c9eb" officeooo:paragraph-rsid="01c4c9eb"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1ca413e" officeooo:paragraph-rsid="01ca413e"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fo:font-size="12pt" fo:font-weight="bold" officeooo:rsid="01d32ce3" officeooo:paragraph-rsid="01d32ce3"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officeooo:rsid="0199d054" officeooo:paragraph-rsid="0199d054"/>
    </style:style>
    <style:style style:name="P54" style:family="paragraph" style:parent-style-name="Table_20_Contents">
      <style:paragraph-properties fo:text-align="center" style:justify-single-word="false"/>
      <style:text-properties fo:font-weight="bold" officeooo:rsid="0199d054" officeooo:paragraph-rsid="0199d054" style:font-weight-asian="bold" style:font-weight-complex="bold"/>
    </style:style>
    <style:style style:name="P55" style:family="paragraph" style:parent-style-name="Table_20_Contents">
      <style:paragraph-properties fo:text-align="start" style:justify-single-word="false"/>
      <style:text-properties fo:font-weight="bold" officeooo:rsid="0199d054" officeooo:paragraph-rsid="0199d054" style:font-weight-asian="bold" style:font-weight-complex="bold"/>
    </style:style>
    <style:style style:name="P56" style:family="paragraph" style:parent-style-name="Table_20_Contents">
      <style:paragraph-properties fo:text-align="center" style:justify-single-word="false"/>
      <style:text-properties fo:font-weight="bold" officeooo:rsid="01a45be4" officeooo:paragraph-rsid="01a45be4" style:font-weight-asian="bold" style:font-weight-complex="bold"/>
    </style:style>
    <style:style style:name="P57" style:family="paragraph" style:parent-style-name="Table_20_Contents">
      <style:paragraph-properties fo:text-align="end" style:justify-single-word="false"/>
      <style:text-properties fo:font-weight="bold" officeooo:rsid="01a4c703" officeooo:paragraph-rsid="01a4c703" style:font-weight-asian="bold" style:font-weight-complex="bold"/>
    </style:style>
    <style:style style:name="P58" style:family="paragraph" style:parent-style-name="Table_20_Contents">
      <style:paragraph-properties fo:text-align="center" style:justify-single-word="false"/>
      <style:text-properties fo:font-weight="bold" officeooo:rsid="01ac17df" officeooo:paragraph-rsid="01ac17df" style:font-weight-asian="bold" style:font-weight-complex="bold"/>
    </style:style>
    <style:style style:name="P59" style:family="paragraph" style:parent-style-name="Table_20_Contents">
      <style:text-properties fo:font-weight="bold" officeooo:rsid="01ad9d00" officeooo:paragraph-rsid="01ad9d00" style:font-weight-asian="bold" style:font-weight-complex="bold"/>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bold" officeooo:rsid="01b46b88" officeooo:paragraph-rsid="01b46b88" style:font-weight-asian="bold" style:font-weight-complex="bold"/>
    </style:style>
    <style:style style:name="P62" style:family="paragraph" style:parent-style-name="Table_20_Contents">
      <style:paragraph-properties fo:text-align="center" style:justify-single-word="false"/>
      <style:text-properties fo:font-weight="bold" officeooo:rsid="01bed072" officeooo:paragraph-rsid="01bed072" style:font-weight-asian="bold" style:font-weight-complex="bold"/>
    </style:style>
    <style:style style:name="P63" style:family="paragraph" style:parent-style-name="Table_20_Contents">
      <style:text-properties fo:font-weight="bold" officeooo:rsid="01bed072" officeooo:paragraph-rsid="01bed072" style:font-weight-asian="bold" style:font-weight-complex="bold"/>
    </style:style>
    <style:style style:name="P64" style:family="paragraph" style:parent-style-name="Table_20_Contents">
      <style:paragraph-properties fo:text-align="center" style:justify-single-word="false"/>
      <style:text-properties fo:font-weight="bold" officeooo:rsid="01bf63d7" officeooo:paragraph-rsid="01bf63d7" style:font-weight-asian="bold" style:font-weight-complex="bold"/>
    </style:style>
    <style:style style:name="P65" style:family="paragraph" style:parent-style-name="Table_20_Contents">
      <style:text-properties fo:font-weight="bold" officeooo:rsid="01bf63d7" officeooo:paragraph-rsid="01bf63d7" style:font-weight-asian="bold" style:font-weight-complex="bold"/>
    </style:style>
    <style:style style:name="P66" style:family="paragraph" style:parent-style-name="Table_20_Contents">
      <style:paragraph-properties fo:text-align="center" style:justify-single-word="false"/>
      <style:text-properties fo:font-weight="bold" officeooo:rsid="01ccbc6f" officeooo:paragraph-rsid="01ccbc6f" style:font-weight-asian="bold" style:font-weight-complex="bold"/>
    </style:style>
    <style:style style:name="P67" style:family="paragraph" style:parent-style-name="Table_20_Contents">
      <style:paragraph-properties fo:text-align="center" style:justify-single-word="false"/>
      <style:text-properties fo:font-weight="bold" officeooo:rsid="01d5401c" officeooo:paragraph-rsid="01d5401c" style:font-weight-asian="bold" style:font-weight-complex="bold"/>
    </style:style>
    <style:style style:name="P68" style:family="paragraph" style:parent-style-name="Table_20_Contents">
      <style:paragraph-properties fo:text-align="center" style:justify-single-word="false"/>
      <style:text-properties officeooo:rsid="01a16600" officeooo:paragraph-rsid="01a16600"/>
    </style:style>
    <style:style style:name="P69" style:family="paragraph" style:parent-style-name="Table_20_Contents">
      <style:paragraph-properties fo:text-align="center" style:justify-single-word="false"/>
      <style:text-properties officeooo:rsid="01a26b02" officeooo:paragraph-rsid="01a26b02"/>
    </style:style>
    <style:style style:name="P70" style:family="paragraph" style:parent-style-name="Table_20_Contents">
      <style:paragraph-properties fo:text-align="center" style:justify-single-word="false"/>
      <style:text-properties officeooo:rsid="01a4c703" officeooo:paragraph-rsid="01a4c703"/>
    </style:style>
    <style:style style:name="P71" style:family="paragraph" style:parent-style-name="Table_20_Contents">
      <style:paragraph-properties fo:text-align="center" style:justify-single-word="false"/>
      <style:text-properties officeooo:rsid="01a5dbe9" officeooo:paragraph-rsid="01a5dbe9"/>
    </style:style>
    <style:style style:name="P72" style:family="paragraph" style:parent-style-name="Table_20_Contents">
      <style:paragraph-properties fo:text-align="center" style:justify-single-word="false"/>
      <style:text-properties officeooo:rsid="01a71111" officeooo:paragraph-rsid="01a71111"/>
    </style:style>
    <style:style style:name="P73" style:family="paragraph" style:parent-style-name="Table_20_Contents">
      <style:text-properties officeooo:rsid="01ac17df" officeooo:paragraph-rsid="01ac17df"/>
    </style:style>
    <style:style style:name="P74" style:family="paragraph" style:parent-style-name="Table_20_Contents">
      <style:text-properties officeooo:rsid="01ad9d00" officeooo:paragraph-rsid="01ad9d00"/>
    </style:style>
    <style:style style:name="P75" style:family="paragraph" style:parent-style-name="Table_20_Contents">
      <style:paragraph-properties fo:text-align="center" style:justify-single-word="false"/>
      <style:text-properties officeooo:rsid="01ae763c" officeooo:paragraph-rsid="01ae763c"/>
    </style:style>
    <style:style style:name="P76" style:family="paragraph" style:parent-style-name="Table_20_Contents">
      <style:paragraph-properties fo:text-align="center" style:justify-single-word="false"/>
      <style:text-properties officeooo:rsid="01af4884" officeooo:paragraph-rsid="01af4884"/>
    </style:style>
    <style:style style:name="P77" style:family="paragraph" style:parent-style-name="Table_20_Contents">
      <style:paragraph-properties fo:text-align="justify" style:justify-single-word="false"/>
      <style:text-properties officeooo:rsid="01b46b88" officeooo:paragraph-rsid="01b46b88"/>
    </style:style>
    <style:style style:name="P78" style:family="paragraph" style:parent-style-name="Table_20_Contents">
      <style:paragraph-properties fo:text-align="center" style:justify-single-word="false"/>
      <style:text-properties officeooo:rsid="01b46b88" officeooo:paragraph-rsid="01b46b88"/>
    </style:style>
    <style:style style:name="P79" style:family="paragraph" style:parent-style-name="Table_20_Contents">
      <style:paragraph-properties fo:text-align="center" style:justify-single-word="false"/>
      <style:text-properties officeooo:rsid="01b7c0af" officeooo:paragraph-rsid="01b7c0af"/>
    </style:style>
    <style:style style:name="P80" style:family="paragraph" style:parent-style-name="Table_20_Contents">
      <style:text-properties officeooo:rsid="01bed072" officeooo:paragraph-rsid="01bed072"/>
    </style:style>
    <style:style style:name="P81" style:family="paragraph" style:parent-style-name="Table_20_Contents">
      <style:paragraph-properties fo:text-align="center" style:justify-single-word="false"/>
      <style:text-properties officeooo:rsid="01bed072" officeooo:paragraph-rsid="01bed072"/>
    </style:style>
    <style:style style:name="P82" style:family="paragraph" style:parent-style-name="Table_20_Contents">
      <style:text-properties officeooo:rsid="01bf63d7" officeooo:paragraph-rsid="01bf63d7"/>
    </style:style>
    <style:style style:name="P83" style:family="paragraph" style:parent-style-name="Table_20_Contents">
      <style:paragraph-properties fo:text-align="center" style:justify-single-word="false"/>
      <style:text-properties officeooo:rsid="01bf63d7" officeooo:paragraph-rsid="01bf63d7"/>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text-properties officeooo:rsid="01ceac7f" officeooo:paragraph-rsid="01ceac7f"/>
    </style:style>
    <style:style style:name="P86" style:family="paragraph" style:parent-style-name="Table_20_Contents">
      <style:paragraph-properties fo:text-align="center" style:justify-single-word="false"/>
      <style:text-properties officeooo:rsid="01d5401c" officeooo:paragraph-rsid="01d5401c"/>
    </style:style>
    <style:style style:name="P87" style:family="paragraph" style:parent-style-name="Table">
      <style:paragraph-properties fo:margin-top="0cm" fo:margin-bottom="0.21cm" loext:contextual-spacing="false" fo:text-align="center" style:justify-single-word="false"/>
      <style:text-properties officeooo:rsid="018f3b8d" officeooo:paragraph-rsid="018f3b8d"/>
    </style:style>
    <style:style style:name="P88" style:family="paragraph" style:parent-style-name="Table">
      <style:paragraph-properties fo:margin-top="0cm" fo:margin-bottom="0.21cm" loext:contextual-spacing="false" fo:text-align="center" style:justify-single-word="false"/>
    </style:style>
    <style:style style:name="P89" style:family="paragraph" style:parent-style-name="Table">
      <style:paragraph-properties fo:margin-top="0cm" fo:margin-bottom="0.21cm" loext:contextual-spacing="false" fo:text-align="center" style:justify-single-word="false"/>
      <style:text-properties officeooo:rsid="01a16600" officeooo:paragraph-rsid="01a16600"/>
    </style:style>
    <style:style style:name="P90" style:family="paragraph" style:parent-style-name="Table">
      <style:paragraph-properties fo:margin-top="0cm" fo:margin-bottom="0.21cm" loext:contextual-spacing="false" fo:text-align="center" style:justify-single-word="false"/>
      <style:text-properties officeooo:rsid="01a90bbe" officeooo:paragraph-rsid="01a90bbe"/>
    </style:style>
    <style:style style:name="P91" style:family="paragraph" style:parent-style-name="Table">
      <style:paragraph-properties fo:margin-top="0cm" fo:margin-bottom="0.21cm" loext:contextual-spacing="false" fo:text-align="center" style:justify-single-word="false"/>
      <style:text-properties officeooo:rsid="01af4884" officeooo:paragraph-rsid="01af4884"/>
    </style:style>
    <style:style style:name="P92" style:family="paragraph" style:parent-style-name="Table">
      <style:paragraph-properties fo:margin-top="0cm" fo:margin-bottom="0.21cm" loext:contextual-spacing="false" fo:text-align="center" style:justify-single-word="false"/>
      <style:text-properties officeooo:rsid="01b46b88" officeooo:paragraph-rsid="01b46b88"/>
    </style:style>
    <style:style style:name="P93" style:family="paragraph" style:parent-style-name="Table">
      <style:paragraph-properties fo:margin-top="0cm" fo:margin-bottom="0.21cm" loext:contextual-spacing="false" fo:text-align="center" style:justify-single-word="false"/>
      <style:text-properties officeooo:rsid="01bed072" officeooo:paragraph-rsid="01bed072"/>
    </style:style>
    <style:style style:name="P94" style:family="paragraph" style:parent-style-name="Table">
      <style:paragraph-properties fo:margin-top="0cm" fo:margin-bottom="0.21cm" loext:contextual-spacing="false" fo:text-align="center" style:justify-single-word="false"/>
      <style:text-properties officeooo:rsid="01bf63d7" officeooo:paragraph-rsid="01bf63d7"/>
    </style:style>
    <style:style style:name="P95" style:family="paragraph" style:parent-style-name="Table">
      <style:paragraph-properties fo:margin-top="0cm" fo:margin-bottom="0.21cm" loext:contextual-spacing="false" fo:text-align="center" style:justify-single-word="false"/>
      <style:text-properties officeooo:rsid="01ca413e" officeooo:paragraph-rsid="01ca413e"/>
    </style:style>
    <style:style style:name="P96" style:family="paragraph" style:parent-style-name="Table">
      <style:paragraph-properties fo:margin-top="0cm" fo:margin-bottom="0.21cm" loext:contextual-spacing="false" fo:text-align="center" style:justify-single-word="false"/>
      <style:text-properties officeooo:rsid="01ccbc6f" officeooo:paragraph-rsid="01ccbc6f"/>
    </style:style>
    <style:style style:name="P97"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33148" officeooo:paragraph-rsid="01c33148" style:font-size-asian="12pt" style:font-size-complex="12pt"/>
    </style:style>
    <style:style style:name="P98" style:family="paragraph" style:parent-style-name="Text_20_body" style:master-page-name="">
      <loext:graphic-properties draw:fill="none"/>
      <style:paragraph-properties fo:margin-left="2.9cm" fo:margin-right="0cm" fo:margin-top="0cm" fo:margin-bottom="0.247cm" loext:contextual-spacing="false" fo:line-height="120%" fo:text-align="justify" style:justify-single-word="false" fo:text-indent="0cm" style:auto-text-indent="false" style:page-number="auto" fo:background-color="transparent"/>
      <style:text-properties fo:font-weight="bold" officeooo:rsid="01ccbc6f" officeooo:paragraph-rsid="01ccbc6f" style:font-weight-asian="bold" style:font-weight-complex="bold"/>
    </style:style>
    <style:style style:name="P99"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size="12pt" officeooo:rsid="01c33148" officeooo:paragraph-rsid="01c33148" style:font-size-asian="12pt" style:font-size-complex="12pt"/>
    </style:style>
    <style:style style:name="P100" style:family="paragraph" style:parent-style-name="Text_20_body">
      <loext:graphic-properties draw:fill="none"/>
      <style:paragraph-properties fo:margin-left="2.9cm" fo:margin-right="0cm" fo:margin-top="0cm" fo:margin-bottom="0.247cm" loext:contextual-spacing="false" fo:line-height="120%" fo:text-align="justify" style:justify-single-word="false" fo:text-indent="0cm" style:auto-text-indent="false" fo:background-color="transparent"/>
      <style:text-properties fo:font-weight="bold" officeooo:rsid="01ccbc6f" officeooo:paragraph-rsid="01ccbc6f" style:font-weight-asian="bold" style:font-weight-complex="bold"/>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size="12pt" officeooo:rsid="01ca413e" officeooo:paragraph-rsid="01ca413e" style:font-size-asian="12pt" style:font-size-complex="12pt"/>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font-weight="normal" officeooo:rsid="01ccbc6f" officeooo:paragraph-rsid="01ccbc6f" style:font-weight-asian="normal" style:font-weight-complex="normal"/>
    </style:style>
    <style:style style:name="P10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496d8" officeooo:paragraph-rsid="01c496d8" style:font-size-asian="12pt" style:font-size-complex="12pt"/>
    </style:style>
    <style:style style:name="P10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size="12pt" officeooo:rsid="01cb46ad" officeooo:paragraph-rsid="01cb46ad" style:font-size-asian="12pt" style:font-size-complex="12pt"/>
    </style:style>
    <style:style style:name="P10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bold" officeooo:rsid="01ccbc6f" officeooo:paragraph-rsid="01ccbc6f" style:font-weight-asian="bold" style:font-weight-complex="bold"/>
    </style:style>
    <style:style style:name="P106" style:family="paragraph" style:parent-style-name="Table_20_Contents">
      <style:paragraph-properties fo:text-align="center" style:justify-single-word="false"/>
      <style:text-properties fo:font-size="12pt" officeooo:rsid="01d32ce3" officeooo:paragraph-rsid="01d1b88c" style:font-size-asian="12pt" style:font-size-complex="12pt"/>
    </style:style>
    <style:style style:name="P107" style:family="paragraph" style:parent-style-name="Table_20_Contents">
      <style:paragraph-properties fo:text-align="center" style:justify-single-word="false"/>
      <style:text-properties style:font-name="Times New Roman" fo:font-size="12pt" officeooo:rsid="01d1b88c" style:font-name-asian="Times New Roman" style:font-size-asian="12pt" style:font-name-complex="Times New Roman" style:font-size-complex="12pt"/>
    </style:style>
    <style:style style:name="P108"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109"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bd6d" officeooo:paragraph-rsid="017dbd6d" style:font-size-asian="12pt" style:font-size-complex="12pt"/>
    </style:style>
    <style:style style:name="P110" style:family="paragraph" style:parent-style-name="Text_20_body" style:list-style-name="L1">
      <style:paragraph-properties fo:line-height="115%" fo:text-align="justify" style:justify-single-word="false"/>
      <style:text-properties officeooo:rsid="01849211" officeooo:paragraph-rsid="0184b39c"/>
    </style:style>
    <style:style style:name="P111" style:family="paragraph" style:parent-style-name="Text_20_body" style:list-style-name="L1">
      <style:paragraph-properties fo:line-height="115%" fo:text-align="justify" style:justify-single-word="false"/>
      <style:text-properties fo:font-size="12pt" officeooo:rsid="0184b39c" officeooo:paragraph-rsid="0184b39c" style:font-size-asian="12pt" style:font-size-complex="12pt"/>
    </style:style>
    <style:style style:name="P112" style:family="paragraph" style:parent-style-name="Text_20_body" style:list-style-name="L2">
      <style:paragraph-properties fo:line-height="115%" fo:text-align="justify" style:justify-single-word="false"/>
      <style:text-properties fo:font-size="12pt" officeooo:rsid="0188a907" officeooo:paragraph-rsid="0188a907" style:font-size-asian="12pt" style:font-size-complex="12pt"/>
    </style:style>
    <style:style style:name="P113" style:family="paragraph" style:parent-style-name="Text_20_body" style:list-style-name="L3">
      <style:paragraph-properties fo:line-height="115%" fo:text-align="justify" style:justify-single-word="false"/>
      <style:text-properties fo:font-size="12pt" officeooo:rsid="01954af1" officeooo:paragraph-rsid="01954af1" style:font-size-asian="12pt" style:font-size-complex="12pt"/>
    </style:style>
    <style:style style:name="P114" style:family="paragraph" style:parent-style-name="Text_20_body" style:list-style-name="L2">
      <style:paragraph-properties fo:line-height="115%" fo:text-align="justify" style:justify-single-word="false"/>
      <style:text-properties officeooo:rsid="01874628" officeooo:paragraph-rsid="0188a907"/>
    </style:style>
    <style:style style:name="P115" style:family="paragraph" style:parent-style-name="Text_20_body" style:list-style-name="L4">
      <style:text-properties officeooo:rsid="019bc890" officeooo:paragraph-rsid="019bc890"/>
    </style:style>
    <style:style style:name="P116" style:family="paragraph" style:parent-style-name="Heading_20_2">
      <style:text-properties fo:font-size="12pt" style:font-size-asian="12pt" style:font-size-complex="12pt"/>
    </style:style>
    <style:style style:name="P117" style:family="paragraph" style:parent-style-name="Heading_20_2">
      <style:paragraph-properties fo:line-height="115%" fo:text-align="justify" style:justify-single-word="false"/>
      <style:text-properties fo:font-size="12pt" officeooo:paragraph-rsid="0185f21d" style:font-size-asian="12pt" style:font-size-complex="12pt"/>
    </style:style>
    <style:style style:name="P118" style:family="paragraph" style:parent-style-name="Heading_20_2">
      <style:paragraph-properties fo:line-height="115%" fo:text-align="justify" style:justify-single-word="false"/>
      <style:text-properties fo:font-size="12pt" officeooo:rsid="017dbd6d" officeooo:paragraph-rsid="017dbd6d" style:font-size-asian="12pt" style:font-size-complex="12pt"/>
    </style:style>
    <style:style style:name="P119"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17dbd6d" style:font-size-asian="12pt" style:font-size-complex="12pt"/>
    </style:style>
    <style:style style:name="T3" style:family="text">
      <style:text-properties fo:font-size="12pt" officeooo:rsid="0184b39c" style:font-size-asian="12pt" style:font-size-complex="12pt"/>
    </style:style>
    <style:style style:name="T4" style:family="text">
      <style:text-properties fo:font-size="12pt" officeooo:rsid="01874628" style:font-size-asian="12pt" style:font-size-complex="12pt"/>
    </style:style>
    <style:style style:name="T5" style:family="text">
      <style:text-properties fo:font-size="12pt" officeooo:rsid="0188a907" style:font-size-asian="12pt" style:font-size-complex="12pt"/>
    </style:style>
    <style:style style:name="T6" style:family="text">
      <style:text-properties officeooo:rsid="017d68ba"/>
    </style:style>
    <style:style style:name="T7" style:family="text">
      <style:text-properties officeooo:rsid="017dbd6d"/>
    </style:style>
    <style:style style:name="T8" style:family="text">
      <style:text-properties officeooo:rsid="017ef9d1"/>
    </style:style>
    <style:style style:name="T9" style:family="text">
      <style:text-properties officeooo:rsid="0181ea8e"/>
    </style:style>
    <style:style style:name="T10" style:family="text">
      <style:text-properties officeooo:rsid="018dfb49"/>
    </style:style>
    <style:style style:name="T11" style:family="text">
      <style:text-properties fo:font-weight="bold" style:font-weight-asian="bold" style:font-weight-complex="bold"/>
    </style:style>
    <style:style style:name="T12" style:family="text">
      <style:text-properties officeooo:rsid="018fe24a"/>
    </style:style>
    <style:style style:name="T13" style:family="text">
      <style:text-properties officeooo:rsid="01920d70"/>
    </style:style>
    <style:style style:name="T14" style:family="text">
      <style:text-properties officeooo:rsid="0197dbfe"/>
    </style:style>
    <style:style style:name="T15" style:family="text">
      <style:text-properties officeooo:rsid="019cae69"/>
    </style:style>
    <style:style style:name="T16" style:family="text">
      <style:text-properties officeooo:rsid="019fc976"/>
    </style:style>
    <style:style style:name="T17" style:family="text">
      <style:text-properties officeooo:rsid="01a16600"/>
    </style:style>
    <style:style style:name="T18" style:family="text">
      <style:text-properties officeooo:rsid="01a26b02"/>
    </style:style>
    <style:style style:name="T19" style:family="text">
      <style:text-properties officeooo:rsid="01a5dbe9"/>
    </style:style>
    <style:style style:name="T20" style:family="text">
      <style:text-properties officeooo:rsid="01a71111"/>
    </style:style>
    <style:style style:name="T21" style:family="text">
      <style:text-properties officeooo:rsid="01a90bbe"/>
    </style:style>
    <style:style style:name="T22" style:family="text">
      <style:text-properties officeooo:rsid="01ad9d00"/>
    </style:style>
    <style:style style:name="T23" style:family="text">
      <style:text-properties officeooo:rsid="01b0e075"/>
    </style:style>
    <style:style style:name="T24" style:family="text">
      <style:text-properties officeooo:rsid="01b70e11"/>
    </style:style>
    <style:style style:name="T25" style:family="text">
      <style:text-properties officeooo:rsid="01b7c0af"/>
    </style:style>
    <style:style style:name="T26" style:family="text">
      <style:text-properties officeooo:rsid="01bf63d7"/>
    </style:style>
    <style:style style:name="T27" style:family="text">
      <style:text-properties officeooo:rsid="01c33148"/>
    </style:style>
    <style:style style:name="T28" style:family="text">
      <style:text-properties style:text-underline-style="none"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1cce149" style:font-weight-asian="normal" style:font-weight-complex="normal"/>
    </style:style>
    <style:style style:name="T31" style:family="text">
      <style:text-properties fo:font-weight="normal" officeooo:rsid="01d5401c" style:font-weight-asian="normal" style:font-weight-complex="normal"/>
    </style:style>
    <style:style style:name="T32" style:family="text">
      <style:text-properties fo:font-weight="normal" officeooo:rsid="01d64d38" style:font-weight-asian="normal" style:font-weight-complex="normal"/>
    </style:style>
    <style:style style:name="T33" style:family="text">
      <style:text-properties officeooo:rsid="01ceac7f"/>
    </style:style>
    <style:style style:name="T34" style:family="text">
      <style:text-properties officeooo:rsid="01cfd94b"/>
    </style:style>
    <style:style style:name="T35" style:family="text">
      <style:text-properties officeooo:rsid="01d122e8"/>
    </style:style>
    <style:style style:name="T36" style:family="text">
      <style:text-properties officeooo:rsid="01d1b88c"/>
    </style:style>
    <style:style style:name="T37" style:family="text">
      <style:text-properties officeooo:rsid="01d32ce3"/>
    </style:style>
    <style:style style:name="T38" style:family="text">
      <style:text-properties officeooo:rsid="01d5401c"/>
    </style:style>
    <style:style style:name="T39" style:family="text">
      <style:text-properties officeooo:rsid="01d83d8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108">CAP<text:span text:style-name="T7">Í</text:span>TULO <text:span text:style-name="T6">V</text:span></text:p>
      <text:h text:style-name="P109" text:outline-level="1"><text:bookmark-start text:name="__RefHeading___Toc2496_487598608"/>ANÁLISIS COSTO BENEFIC<text:span text:style-name="T8">I</text:span>O<text:bookmark-end text:name="__RefHeading___Toc2496_487598608"/></text:h>
      <text:h text:style-name="P119" text:outline-level="2"><text:bookmark-start text:name="__RefHeading___Toc2498_487598608"/>INTRODUCCIÓN<text:bookmark-end text:name="__RefHeading___Toc2498_487598608"/></text:h>
      <text:p text:style-name="P2">El objetivo del presente cap<text:span text:style-name="T8">í</text:span>tulo es <text:span text:style-name="T8">demostrar que el uso del sistema desarrollado se obtendrá beneficios para el Ministerio de Obras Públicas, Servicios y Vivienda en los aspectos económicos, ecológicos y social.</text:span></text:p>
      <text:p text:style-name="P3">Para demostrar los beneficios que se obtendrán se hará uso de COCOMO II para calcular el VAN (Valor Actual Neto) que nos ayudara a estimar el costo del sistema desarrollado, basado en el tamaño del mismo. De esta forma con los resultados obtenidos podemos afirmar que el proyecto es viable y <text:span text:style-name="T9">comprobar que la mejor opción es invertir en el proyecto.</text:span></text:p>
      <text:p text:style-name="P4"><text:span text:style-name="T39">Además</text:span> de calcular el VAN, calcularemos también el C/B (Costo Beneficio) y el TIR (Taza Interna de Retorno).</text:p>
      <text:h text:style-name="P117" text:outline-level="2">C<text:span text:style-name="T7">OCOMO II (Constructive Cost Model)</text:span></text:h>
      <text:p text:style-name="P5"><text:span text:style-name="T2">Es un modelo </text:span><text:span text:style-name="T4">que surge como respuesta a las falencias de COCOMO original (COCOMO 81) y a la necesidades planteadas por un nuevo escenario para el desarrollo de software (cambios tecnológicos, nuevos modelos del ciclo de vida, nuevas herramientas, reingeniería, generadores de aplicaciones, enfoque orientado a objetos, etc.) proponiendo principalmente el uso de diferentes modelos de tamaño según el avance del proyecto y el nivel de conocimiento del sistema en desarrollo.</text:span></text:p>
      <text:p text:style-name="P6">En concreto COCOMO 2.0 provee tres modelos de estimación secuenciales que corresponden a las siguientes etapas:</text:p>
      <text:list xml:id="list86249037567958679" text:style-name="L1">
        <text:list-item>
          <text:p text:style-name="P110"><text:span text:style-name="T1">Etapa 1 o Application Composition Model orientada a apoyar la estimación en las etapas tempranas del desarrollo </text:span><text:span text:style-name="T3">de software, donde básicamente se cuenta con escasa información sobre los requerimientos del sistema. Este modelo además apoya la estimación para el desarrollo de prototipos rápidos en cualquier etapa del ciclo de vida del software.</text:span></text:p>
        </text:list-item>
        <text:list-item>
          <text:p text:style-name="P111">Etapa 2 o Early Design Model enfocada a apoyar la estimación tras la definición de los requerimientos y así respaldar la toma de decisiones sobre la evaluación de arquitecturas y conceptos de operación alternativos para el desarrollo de software.</text:p>
        </text:list-item>
        <text:list-item>
          <text:p text:style-name="P111">Etapa 3 o Post-Architecture Model orientada a apoyar la estimación durante el desarrollo del sistema.</text:p>
        </text:list-item>
      </text:list>
      <text:p text:style-name="P6"><text:soft-page-break/>Cada modelo se subdivide en los siguientes modos:</text:p>
      <text:list xml:id="list7941412279930421832" text:style-name="L2">
        <text:list-item>
          <text:p text:style-name="P114"><text:span text:style-name="T1">Modo orgánico: </text:span><text:span text:style-name="T5">En este modo, un pequeño grupo de programadores experimentados desarrollan software en un entorno familiar. El tamaño del software varía de unos pocos miles de líneas (tamaño pequeño) a unas decenas de miles de líneas (medio), mientras que en los otros dos modos el tamaño varía de pequeño a muy grandes (varios cientos de miles de líneas). En este modo, al igual que en los otros, el coste se incrementa a medida que el tamaño lo hace, y el tiempo de desarrollo se alarga.</text:span></text:p>
        </text:list-item>
        <text:list-item>
          <text:p text:style-name="P112">Modo empotrado: En este modo, el proyecto tiene unas fuertes restricciones, que pueden estar relacionadas con el procesador y el interface hardware. El problema a resolver es único y es difícil basarse en la experiencia, puesto que puede no haberla.</text:p>
        </text:list-item>
        <text:list-item>
          <text:p text:style-name="P112">Modo semi encajado: Es un modo intermedio entre los dos anteriores, <text:span text:style-name="T10">d</text:span>ependiendo del problema, el grupo puede incluir una mezcla de personas experimentadas y no experimentadas.</text:p>
        </text:list-item>
      </text:list>
      <text:p text:style-name="P7">Cada uno de estos modos ofrece un nivel de detalle y aproximación, cada vez mayor, a medida que avanza el proceso de desarrollo del software <text:span text:style-name="T13">(</text:span>básico, intermedio y detallado<text:span text:style-name="T13">)</text:span>. <text:span text:style-name="T13">Para obtener una primera aproximación rápida del esfuerzo del personal en el presente proyecto se hace uso del modelo básico, utilizando su <text:s/>tabla de constantes</text:span> (Tabla <text:sequence-ref text:reference-format="value" text:ref-name="refTable0">5.1</text:sequence-ref>).</text:p>
      <table:table table:name="Tabla1" table:style-name="Tabla1">
        <table:table-column table:style-name="Tabla1.A"/>
        <table:table-column table:style-name="Tabla1.B" table:number-columns-repeated="4"/>
        <table:table-row>
          <table:table-cell table:style-name="Tabla1.A1" office:value-type="string">
            <text:p text:style-name="P49">Proyecto de Software</text:p>
          </table:table-cell>
          <table:table-cell table:style-name="Tabla1.A1" office:value-type="string">
            <text:p text:style-name="P49">A</text:p>
          </table:table-cell>
          <table:table-cell table:style-name="Tabla1.A1" office:value-type="string">
            <text:p text:style-name="P49">B</text:p>
          </table:table-cell>
          <table:table-cell table:style-name="Tabla1.A1" office:value-type="string">
            <text:p text:style-name="P49">C</text:p>
          </table:table-cell>
          <table:table-cell table:style-name="Tabla1.E1" office:value-type="string">
            <text:p text:style-name="P49">D</text:p>
          </table:table-cell>
        </table:table-row>
        <table:table-row>
          <table:table-cell table:style-name="Tabla1.A2" office:value-type="string">
            <text:p text:style-name="P41">Orgánico</text:p>
          </table:table-cell>
          <table:table-cell table:style-name="Tabla1.A2" office:value-type="string">
            <text:p text:style-name="P42">2.40</text:p>
          </table:table-cell>
          <table:table-cell table:style-name="Tabla1.A2" office:value-type="string">
            <text:p text:style-name="P42">1.05</text:p>
          </table:table-cell>
          <table:table-cell table:style-name="Tabla1.A2" office:value-type="string">
            <text:p text:style-name="P42">2.50</text:p>
          </table:table-cell>
          <table:table-cell table:style-name="Tabla1.E2" office:value-type="string">
            <text:p text:style-name="P42">0.38</text:p>
          </table:table-cell>
        </table:table-row>
        <table:table-row>
          <table:table-cell table:style-name="Tabla1.A2" office:value-type="string">
            <text:p text:style-name="P41">Semi encajado</text:p>
          </table:table-cell>
          <table:table-cell table:style-name="Tabla1.A2" office:value-type="string">
            <text:p text:style-name="P42">3.00</text:p>
          </table:table-cell>
          <table:table-cell table:style-name="Tabla1.A2" office:value-type="string">
            <text:p text:style-name="P42">1.12</text:p>
          </table:table-cell>
          <table:table-cell table:style-name="Tabla1.A2" office:value-type="string">
            <text:p text:style-name="P42">2.50</text:p>
          </table:table-cell>
          <table:table-cell table:style-name="Tabla1.E2" office:value-type="string">
            <text:p text:style-name="P42">0.35</text:p>
          </table:table-cell>
        </table:table-row>
        <table:table-row>
          <table:table-cell table:style-name="Tabla1.A2" office:value-type="string">
            <text:p text:style-name="P41">Empotrado</text:p>
          </table:table-cell>
          <table:table-cell table:style-name="Tabla1.A2" office:value-type="string">
            <text:p text:style-name="P42">3.60</text:p>
          </table:table-cell>
          <table:table-cell table:style-name="Tabla1.A2" office:value-type="string">
            <text:p text:style-name="P42">1.20</text:p>
          </table:table-cell>
          <table:table-cell table:style-name="Tabla1.A2" office:value-type="string">
            <text:p text:style-name="P42">2.50</text:p>
          </table:table-cell>
          <table:table-cell table:style-name="Tabla1.E2" office:value-type="string">
            <text:p text:style-name="P42">0.32</text:p>
          </table:table-cell>
        </table:table-row>
      </table:table>
      <text:p text:style-name="P88"><text:span text:style-name="T11">Tabla </text:span><text:span text:style-name="T11"><text:sequence text:ref-name="refTable0" text:name="Table" text:formula="ooow:Table+1" style:num-format="1">5.1</text:sequence></text:span> Constantes para desarrollo básico COCOMO II </text:p>
      <text:p text:style-name="P87"><text:span text:style-name="T11">Fuente</text:span>: <text:span text:style-name="T12">[Pressman, 2002]</text:span></text:p>
      <text:h text:style-name="P118" text:outline-level="2">COSTO DEL SISTEMA</text:h>
      <text:p text:style-name="P12"><text:span text:style-name="T2">P</text:span><text:span text:style-name="T1">ara determinar el costo total del proyecto se tomara en cuenta los siguientes costos: </text:span></text:p>
      <text:list xml:id="list6691685126300878850" text:style-name="L3">
        <text:list-item>
          <text:p text:style-name="P113">Costo de desarrollo del software</text:p>
        </text:list-item>
        <text:list-item>
          <text:p text:style-name="P113">Costo de elaboración del proyecto</text:p>
        </text:list-item>
      </text:list>
      <text:h text:style-name="Heading_20_3" text:outline-level="3">Costo de desarrollo del software</text:h>
      <text:p text:style-name="P13">Para lograr determinar el costo del desarrollo del software, <text:span text:style-name="T14">se realizará el cálculo de puntos </text:span><text:soft-page-break/><text:span text:style-name="T14">de función no ajustados (Tabla </text:span><text:span text:style-name="T14"><text:sequence-ref text:reference-format="value" text:ref-name="refTable1">5.2</text:sequence-ref></text:span><text:span text:style-name="T14">), los cuales nos servirán para medir el tamaño del sistema en términos de la cantidad de funcionalidad del sistema.</text:span></text:p>
      <table:table table:name="Tabla2" table:style-name="Tabla2">
        <table:table-column table:style-name="Tabla2.A"/>
        <table:table-column table:style-name="Tabla2.B"/>
        <table:table-row>
          <table:table-cell table:style-name="Tabla2.A1" office:value-type="string">
            <text:p text:style-name="P54">C<text:span text:style-name="T18">ategoria</text:span></text:p>
          </table:table-cell>
          <table:table-cell table:style-name="Tabla2.B1" office:value-type="string">
            <text:p text:style-name="P55">C<text:span text:style-name="T17">antidad</text:span></text:p>
          </table:table-cell>
        </table:table-row>
        <table:table-row>
          <table:table-cell table:style-name="Tabla2.A2" office:value-type="string">
            <text:p text:style-name="P53">Entradas</text:p>
          </table:table-cell>
          <table:table-cell table:style-name="Tabla2.B2" office:value-type="string">
            <text:p text:style-name="P68">3</text:p>
          </table:table-cell>
        </table:table-row>
        <table:table-row>
          <table:table-cell table:style-name="Tabla2.A2" office:value-type="string">
            <text:p text:style-name="P53">Salidas</text:p>
          </table:table-cell>
          <table:table-cell table:style-name="Tabla2.B2" office:value-type="string">
            <text:p text:style-name="P68">3</text:p>
          </table:table-cell>
        </table:table-row>
        <table:table-row>
          <table:table-cell table:style-name="Tabla2.A2" office:value-type="string">
            <text:p text:style-name="P53">Interacciones <text:span text:style-name="T15">o consultas</text:span></text:p>
          </table:table-cell>
          <table:table-cell table:style-name="Tabla2.B4" office:value-type="string">
            <text:p text:style-name="P69">2</text:p>
          </table:table-cell>
        </table:table-row>
        <table:table-row>
          <table:table-cell table:style-name="Tabla2.A2" office:value-type="string">
            <text:p text:style-name="P53">Interfaces externas</text:p>
          </table:table-cell>
          <table:table-cell table:style-name="Tabla2.B2" office:value-type="string">
            <text:p text:style-name="P69">5</text:p>
          </table:table-cell>
        </table:table-row>
        <table:table-row>
          <table:table-cell table:style-name="Tabla2.A2" office:value-type="string">
            <text:p text:style-name="P53">Archivos internos</text:p>
          </table:table-cell>
          <table:table-cell table:style-name="Tabla2.B2" office:value-type="string">
            <text:p text:style-name="P69">2</text:p>
          </table:table-cell>
        </table:table-row>
      </table:table>
      <text:p text:style-name="P88"><text:span text:style-name="T11">Tabla </text:span><text:span text:style-name="T11"><text:sequence text:ref-name="refTable1" text:name="Table" text:formula="ooow:Table+1" style:num-format="1">5.2</text:sequence></text:span> <text:span text:style-name="T18">Categorías para</text:span> puntos de función</text:p>
      <text:p text:style-name="P89"><text:span text:style-name="T11">Fuente</text:span>: Elaboración propia</text:p>
      <text:p text:style-name="P14">Donde:</text:p>
      <text:list xml:id="list3892182398704307805" text:style-name="L4">
        <text:list-item>
          <text:p text:style-name="P115">Entradas <text:span text:style-name="T16">de</text:span> Interfa<text:span text:style-name="T15">z</text:span> de usuario <text:span text:style-name="T16">de archivos, base de datos y otros sistemas.</text:span></text:p>
        </text:list-item>
        <text:list-item>
          <text:p text:style-name="P115">Salidas <text:span text:style-name="T16">de la interfaz de usuario como ser archivos, base de datos y otros sistemas.</text:span></text:p>
        </text:list-item>
        <text:list-item>
          <text:p text:style-name="P115">Interacciones <text:span text:style-name="T15">o consultas de la interfaz de usuario a archivos o base de datos y viceversa.</text:span></text:p>
        </text:list-item>
        <text:list-item>
          <text:p text:style-name="P115">Interfaces externas, <text:span text:style-name="T16">integración con otras aplicaciones externas al sistema, como: bases de datos y otros.</text:span></text:p>
        </text:list-item>
        <text:list-item>
          <text:p text:style-name="P115">Archivos internos, <text:span text:style-name="T16">integración con fuente de datos internas.</text:span></text:p>
        </text:list-item>
      </text:list>
      <text:p text:style-name="P15">Para obtener el PF (Function Points) los datos obtenidos anteriormente (Tabla <text:sequence-ref text:reference-format="value" text:ref-name="refTable1">5.2</text:sequence-ref>), se vuelven a clasificar según su complejidad, asignando valores que van de 3 a 15 respectivamente (Tabla <text:sequence-ref text:reference-format="value" text:ref-name="refTable2">5.3</text:sequence-ref>).</text:p>
      <table:table table:name="Tabla3" table:style-name="Tabla3">
        <table:table-column table:style-name="Tabla3.A"/>
        <table:table-column table:style-name="Tabla3.B" table:number-columns-repeated="4"/>
        <table:table-column table:style-name="Tabla3.F"/>
        <table:table-row>
          <table:table-cell table:style-name="Tabla3.A1" office:value-type="string">
            <text:p text:style-name="P56">Categoría</text:p>
          </table:table-cell>
          <table:table-cell table:style-name="Tabla3.A1" office:value-type="string">
            <text:p text:style-name="P56">Cantidad total</text:p>
          </table:table-cell>
          <table:table-cell table:style-name="Tabla3.A1" office:value-type="string">
            <text:p text:style-name="P56">Simples</text:p>
          </table:table-cell>
          <table:table-cell table:style-name="Tabla3.A1" office:value-type="string">
            <text:p text:style-name="P56">Promedio</text:p>
          </table:table-cell>
          <table:table-cell table:style-name="Tabla3.A1" office:value-type="string">
            <text:p text:style-name="P56">Complejos</text:p>
          </table:table-cell>
          <table:table-cell table:style-name="Tabla3.F1" office:value-type="string">
            <text:p text:style-name="P56">Puntos de función</text:p>
          </table:table-cell>
        </table:table-row>
        <table:table-row>
          <table:table-cell table:style-name="Tabla3.A2" office:value-type="string">
            <text:p text:style-name="P53">Entradas</text:p>
          </table:table-cell>
          <table:table-cell table:style-name="Tabla3.A2" office:value-type="string">
            <text:p text:style-name="P72">9</text:p>
          </table:table-cell>
          <table:table-cell table:style-name="Tabla3.A2" office:value-type="string">
            <text:p text:style-name="P70"><text:span text:style-name="T20">3</text:span>x3</text:p>
          </table:table-cell>
          <table:table-cell table:style-name="Tabla3.A2" office:value-type="string">
            <text:p text:style-name="P70"><text:span text:style-name="T25">4</text:span>x7</text:p>
          </table:table-cell>
          <table:table-cell table:style-name="Tabla3.A2" office:value-type="string">
            <text:p text:style-name="P70"><text:span text:style-name="T25">2</text:span>x15</text:p>
          </table:table-cell>
          <table:table-cell table:style-name="Tabla3.F2" office:value-type="string">
            <text:p text:style-name="P79">67</text:p>
          </table:table-cell>
        </table:table-row>
        <table:table-row>
          <table:table-cell table:style-name="Tabla3.A2" office:value-type="string">
            <text:p text:style-name="P53">Salidas</text:p>
          </table:table-cell>
          <table:table-cell table:style-name="Tabla3.A2" office:value-type="string">
            <text:p text:style-name="P68">3</text:p>
          </table:table-cell>
          <table:table-cell table:style-name="Tabla3.A2" office:value-type="string">
            <text:p text:style-name="P70">0x3</text:p>
          </table:table-cell>
          <table:table-cell table:style-name="Tabla3.A2" office:value-type="string">
            <text:p text:style-name="P70">2x7</text:p>
          </table:table-cell>
          <table:table-cell table:style-name="Tabla3.A2" office:value-type="string">
            <text:p text:style-name="P70">1x15</text:p>
          </table:table-cell>
          <table:table-cell table:style-name="Tabla3.F2" office:value-type="string">
            <text:p text:style-name="P70">29</text:p>
          </table:table-cell>
        </table:table-row>
        <table:table-row>
          <table:table-cell table:style-name="Tabla3.A2" office:value-type="string">
            <text:p text:style-name="P53">Interacciones <text:span text:style-name="T15">o consultas</text:span></text:p>
          </table:table-cell>
          <table:table-cell table:style-name="Tabla3.A2" office:value-type="string">
            <text:p text:style-name="P71">5</text:p>
          </table:table-cell>
          <table:table-cell table:style-name="Tabla3.A2" office:value-type="string">
            <text:p text:style-name="P70">0x3</text:p>
          </table:table-cell>
          <table:table-cell table:style-name="Tabla3.A2" office:value-type="string">
            <text:p text:style-name="P70">2x7</text:p>
          </table:table-cell>
          <table:table-cell table:style-name="Tabla3.A2" office:value-type="string">
            <text:p text:style-name="P70"><text:span text:style-name="T19">3</text:span>x15</text:p>
          </table:table-cell>
          <table:table-cell table:style-name="Tabla3.F2" office:value-type="string">
            <text:p text:style-name="P71">59</text:p>
          </table:table-cell>
        </table:table-row>
        <table:table-row>
          <table:table-cell table:style-name="Tabla3.A2" office:value-type="string">
            <text:p text:style-name="P53">Interfaces externas</text:p>
          </table:table-cell>
          <table:table-cell table:style-name="Tabla3.A2" office:value-type="string">
            <text:p text:style-name="P71">7</text:p>
          </table:table-cell>
          <table:table-cell table:style-name="Tabla3.A2" office:value-type="string">
            <text:p text:style-name="P70">5x3</text:p>
          </table:table-cell>
          <table:table-cell table:style-name="Tabla3.A2" office:value-type="string">
            <text:p text:style-name="P70">0x7</text:p>
          </table:table-cell>
          <table:table-cell table:style-name="Tabla3.A2" office:value-type="string">
            <text:p text:style-name="P70"><text:span text:style-name="T19">2</text:span>x15</text:p>
          </table:table-cell>
          <table:table-cell table:style-name="Tabla3.F2" office:value-type="string">
            <text:p text:style-name="P71">45</text:p>
          </table:table-cell>
        </table:table-row>
        <table:table-row>
          <table:table-cell table:style-name="Tabla3.A2" office:value-type="string">
            <text:p text:style-name="P53">Archivos internos</text:p>
          </table:table-cell>
          <table:table-cell table:style-name="Tabla3.A2" office:value-type="string">
            <text:p text:style-name="P71">3</text:p>
          </table:table-cell>
          <table:table-cell table:style-name="Tabla3.A2" office:value-type="string">
            <text:p text:style-name="P70">0x3</text:p>
          </table:table-cell>
          <table:table-cell table:style-name="Tabla3.A2" office:value-type="string">
            <text:p text:style-name="P70">2x7</text:p>
          </table:table-cell>
          <table:table-cell table:style-name="Tabla3.A2" office:value-type="string">
            <text:p text:style-name="P70"><text:span text:style-name="T19">1</text:span>x15</text:p>
          </table:table-cell>
          <table:table-cell table:style-name="Tabla3.F2" office:value-type="string">
            <text:p text:style-name="P71">29</text:p>
          </table:table-cell>
        </table:table-row>
        <text:soft-page-break/>
        <table:table-row>
          <table:table-cell table:style-name="Tabla3.A2" table:number-columns-spanned="5" office:value-type="string">
            <text:p text:style-name="P57">Total FP </text:p>
          </table:table-cell>
          <table:covered-table-cell/>
          <table:covered-table-cell/>
          <table:covered-table-cell/>
          <table:covered-table-cell/>
          <table:table-cell table:style-name="Tabla3.F7" table:formula="ooow:sum&lt;F2:F6&gt;" office:value-type="float" office:value="229">
            <text:p text:style-name="P72">229</text:p>
          </table:table-cell>
        </table:table-row>
      </table:table>
      <text:p text:style-name="P88"><text:span text:style-name="T11">Tabla </text:span><text:span text:style-name="T11"><text:sequence text:ref-name="refTable2" text:name="Table" text:formula="ooow:Table+1" style:num-format="1">5.3</text:sequence></text:span> Clasificación de complejidad de <text:span text:style-name="T21">categorías</text:span></text:p>
      <text:p text:style-name="P90"><text:span text:style-name="T11">Fuente</text:span>: Elaboración propia</text:p>
      <text:p text:style-name="P16">Se realiza el ajuste de la complejidad (Tabla <text:sequence-ref text:reference-format="value" text:ref-name="refTable3">5.4</text:sequence-ref>) usando la escala desde 0 (no importante o aplicable) a 5 (absolutamente esencial).</text:p>
      <table:table table:name="Tabla4" table:style-name="Tabla4">
        <table:table-column table:style-name="Tabla4.A"/>
        <table:table-column table:style-name="Tabla4.B"/>
        <table:table-row>
          <table:table-cell table:style-name="Tabla4.A1" office:value-type="string">
            <text:p text:style-name="P58">Factor</text:p>
          </table:table-cell>
          <table:table-cell table:style-name="Tabla4.B1" office:value-type="string">
            <text:p text:style-name="P58">Valor</text:p>
          </table:table-cell>
        </table:table-row>
        <table:table-row>
          <table:table-cell table:style-name="Tabla4.A2" office:value-type="string">
            <text:p text:style-name="P73">Copia de seguridad y recuperaci<text:span text:style-name="T22">ó</text:span>n</text:p>
          </table:table-cell>
          <table:table-cell table:style-name="Tabla4.B2" office:value-type="string">
            <text:p text:style-name="P75">5</text:p>
          </table:table-cell>
        </table:table-row>
        <table:table-row>
          <table:table-cell table:style-name="Tabla4.A2" office:value-type="string">
            <text:p text:style-name="P74">Comunicación de datos</text:p>
          </table:table-cell>
          <table:table-cell table:style-name="Tabla4.B2" office:value-type="string">
            <text:p text:style-name="P75">3</text:p>
          </table:table-cell>
        </table:table-row>
        <table:table-row>
          <table:table-cell table:style-name="Tabla4.A2" office:value-type="string">
            <text:p text:style-name="P74">Proceso distribuido</text:p>
          </table:table-cell>
          <table:table-cell table:style-name="Tabla4.B2" office:value-type="string">
            <text:p text:style-name="P76">3</text:p>
          </table:table-cell>
        </table:table-row>
        <table:table-row>
          <table:table-cell table:style-name="Tabla4.A2" office:value-type="string">
            <text:p text:style-name="P74">Rendimiento crítico</text:p>
          </table:table-cell>
          <table:table-cell table:style-name="Tabla4.B2" office:value-type="string">
            <text:p text:style-name="P76">3</text:p>
          </table:table-cell>
        </table:table-row>
        <table:table-row>
          <table:table-cell table:style-name="Tabla4.A2" office:value-type="string">
            <text:p text:style-name="P74">Entorno operativo existente</text:p>
          </table:table-cell>
          <table:table-cell table:style-name="Tabla4.B2" office:value-type="string">
            <text:p text:style-name="P76">5</text:p>
          </table:table-cell>
        </table:table-row>
        <table:table-row>
          <table:table-cell table:style-name="Tabla4.A2" office:value-type="string">
            <text:p text:style-name="P74">Entrada de datos en línea</text:p>
          </table:table-cell>
          <table:table-cell table:style-name="Tabla4.B2" office:value-type="string">
            <text:p text:style-name="P76">0</text:p>
          </table:table-cell>
        </table:table-row>
        <table:table-row>
          <table:table-cell table:style-name="Tabla4.A2" office:value-type="string">
            <text:p text:style-name="P74">Transacciones de entradas en múltiples pantallas</text:p>
          </table:table-cell>
          <table:table-cell table:style-name="Tabla4.B2" office:value-type="string">
            <text:p text:style-name="P85">2</text:p>
          </table:table-cell>
        </table:table-row>
        <table:table-row>
          <table:table-cell table:style-name="Tabla4.A2" office:value-type="string">
            <text:p text:style-name="P74">Archivos maestro actualizados en línea</text:p>
          </table:table-cell>
          <table:table-cell table:style-name="Tabla4.B2" office:value-type="string">
            <text:p text:style-name="P76">3</text:p>
          </table:table-cell>
        </table:table-row>
        <table:table-row>
          <table:table-cell table:style-name="Tabla4.A2" office:value-type="string">
            <text:p text:style-name="P74">Complejidad de valores del dominio de información</text:p>
          </table:table-cell>
          <table:table-cell table:style-name="Tabla4.B2" office:value-type="string">
            <text:p text:style-name="P76">2</text:p>
          </table:table-cell>
        </table:table-row>
        <table:table-row>
          <table:table-cell table:style-name="Tabla4.A2" office:value-type="string">
            <text:p text:style-name="P74">Complejidad del procesamiento interno</text:p>
          </table:table-cell>
          <table:table-cell table:style-name="Tabla4.B2" office:value-type="string">
            <text:p text:style-name="P76">5</text:p>
          </table:table-cell>
        </table:table-row>
        <table:table-row>
          <table:table-cell table:style-name="Tabla4.A2" office:value-type="string">
            <text:p text:style-name="P74">Código re-diseñado para la re-utilización</text:p>
          </table:table-cell>
          <table:table-cell table:style-name="Tabla4.B2" office:value-type="string">
            <text:p text:style-name="P85">3</text:p>
          </table:table-cell>
        </table:table-row>
        <table:table-row>
          <table:table-cell table:style-name="Tabla4.A2" office:value-type="string">
            <text:p text:style-name="P74">Conversión – instalación en diseño</text:p>
          </table:table-cell>
          <table:table-cell table:style-name="Tabla4.B2" office:value-type="string">
            <text:p text:style-name="P85">2</text:p>
          </table:table-cell>
        </table:table-row>
        <table:table-row>
          <table:table-cell table:style-name="Tabla4.A2" office:value-type="string">
            <text:p text:style-name="P74">Instalaciones múltiples</text:p>
          </table:table-cell>
          <table:table-cell table:style-name="Tabla4.B2" office:value-type="string">
            <text:p text:style-name="P76">5</text:p>
          </table:table-cell>
        </table:table-row>
        <table:table-row>
          <table:table-cell table:style-name="Tabla4.A2" office:value-type="string">
            <text:p text:style-name="P74">Aplicación diseñada para el cambio</text:p>
          </table:table-cell>
          <table:table-cell table:style-name="Tabla4.B2" office:value-type="string">
            <text:p text:style-name="P85">3</text:p>
          </table:table-cell>
        </table:table-row>
        <table:table-row>
          <table:table-cell table:style-name="Tabla4.A2" office:value-type="string">
            <text:p text:style-name="P59">Total <text:span text:style-name="T23">(N)</text:span></text:p>
          </table:table-cell>
          <table:table-cell table:style-name="Tabla4.B16" table:formula="ooow:sum&lt;B2:B15&gt;" office:value-type="float" office:value="44">
            <text:p text:style-name="P60">44</text:p>
          </table:table-cell>
        </table:table-row>
      </table:table>
      <text:p text:style-name="P88"><text:span text:style-name="T11">Tabla </text:span><text:span text:style-name="T11"><text:sequence text:ref-name="refTable3" text:name="Table" text:formula="ooow:Table+1" style:num-format="1">5.4</text:sequence></text:span> Determinación de complejidad</text:p>
      <text:p text:style-name="P91"><text:span text:style-name="T11">Fuente</text:span>: Elaboración propia</text:p>
      <text:p text:style-name="P18">Se calcula el ajuste de complejidad:</text:p>
      <text:p text:style-name="P17"><draw:frame draw:style-name="fr1" draw:name="Objeto1" text:anchor-type="as-char" svg:y="-0.801cm" svg:width="3.895cm" svg:height="1.45cm" draw:z-index="0"><draw:object xlink:href="./Object 1" xlink:type="simple" xlink:show="embed" xlink:actuate="onLoad"/><draw:image xlink:href="./ObjectReplacements/Object 1" xlink:type="simple" xlink:show="embed" xlink:actuate="onLoad"/></draw:frame></text:p>
      <text:p text:style-name="P20">obteniendo los puntos de función:</text:p>
      <text:p text:style-name="P19"><draw:frame draw:style-name="fr1" draw:name="Objeto2" text:anchor-type="as-char" svg:y="-0.801cm" svg:width="6.269cm" svg:height="1.45cm" draw:z-index="1"><draw:object xlink:href="./Object 2" xlink:type="simple" xlink:show="embed" xlink:actuate="onLoad"/><draw:image xlink:href="./ObjectReplacements/Object 2" xlink:type="simple" xlink:show="embed" xlink:actuate="onLoad"/></draw:frame></text:p>
      <text:p text:style-name="P21"><text:soft-page-break/>Ahora se convierte los puntos de función a miles de lineas de código (KLDC) tomando en cuenta la siguiente tabla .</text:p>
      <table:table table:name="Tabla5" table:style-name="Tabla5">
        <table:table-column table:style-name="Tabla5.A"/>
        <table:table-column table:style-name="Tabla5.B"/>
        <table:table-column table:style-name="Tabla5.C"/>
        <table:table-row>
          <table:table-cell table:style-name="Tabla5.A1" office:value-type="string">
            <text:p text:style-name="P61">Lenguaje</text:p>
          </table:table-cell>
          <table:table-cell table:style-name="Tabla5.A1" office:value-type="string">
            <text:p text:style-name="P61">Nivel</text:p>
          </table:table-cell>
          <table:table-cell table:style-name="Tabla5.C1" office:value-type="string">
            <text:p text:style-name="P61">Factor LDC/PF</text:p>
          </table:table-cell>
        </table:table-row>
        <table:table-row>
          <table:table-cell table:style-name="Tabla5.A2" office:value-type="string">
            <text:p text:style-name="P77">C</text:p>
          </table:table-cell>
          <table:table-cell table:style-name="Tabla5.A2" office:value-type="string">
            <text:p text:style-name="P78">2.5</text:p>
          </table:table-cell>
          <table:table-cell table:style-name="Tabla5.C2" office:value-type="string">
            <text:p text:style-name="P78">128</text:p>
          </table:table-cell>
        </table:table-row>
        <table:table-row>
          <table:table-cell table:style-name="Tabla5.A2" office:value-type="string">
            <text:p text:style-name="P77">Ansi Basic</text:p>
          </table:table-cell>
          <table:table-cell table:style-name="Tabla5.A2" office:value-type="string">
            <text:p text:style-name="P78">5</text:p>
          </table:table-cell>
          <table:table-cell table:style-name="Tabla5.C2" office:value-type="string">
            <text:p text:style-name="P78">64</text:p>
          </table:table-cell>
        </table:table-row>
        <table:table-row>
          <table:table-cell table:style-name="Tabla5.A2" office:value-type="string">
            <text:p text:style-name="P77">Java</text:p>
          </table:table-cell>
          <table:table-cell table:style-name="Tabla5.A2" office:value-type="string">
            <text:p text:style-name="P78">6</text:p>
          </table:table-cell>
          <table:table-cell table:style-name="Tabla5.C2" office:value-type="string">
            <text:p text:style-name="P78">53</text:p>
          </table:table-cell>
        </table:table-row>
        <table:table-row>
          <table:table-cell table:style-name="Tabla5.A2" office:value-type="string">
            <text:p text:style-name="P77">PL/I</text:p>
          </table:table-cell>
          <table:table-cell table:style-name="Tabla5.A2" office:value-type="string">
            <text:p text:style-name="P78">4</text:p>
          </table:table-cell>
          <table:table-cell table:style-name="Tabla5.C2" office:value-type="string">
            <text:p text:style-name="P78">80</text:p>
          </table:table-cell>
        </table:table-row>
        <table:table-row>
          <table:table-cell table:style-name="Tabla5.A2" office:value-type="string">
            <text:p text:style-name="P77">Visual Basic</text:p>
          </table:table-cell>
          <table:table-cell table:style-name="Tabla5.A2" office:value-type="string">
            <text:p text:style-name="P78">7</text:p>
          </table:table-cell>
          <table:table-cell table:style-name="Tabla5.C2" office:value-type="string">
            <text:p text:style-name="P78">46</text:p>
          </table:table-cell>
        </table:table-row>
        <table:table-row>
          <table:table-cell table:style-name="Tabla5.A2" office:value-type="string">
            <text:p text:style-name="P77">ASP</text:p>
          </table:table-cell>
          <table:table-cell table:style-name="Tabla5.A2" office:value-type="string">
            <text:p text:style-name="P78">9</text:p>
          </table:table-cell>
          <table:table-cell table:style-name="Tabla5.C2" office:value-type="string">
            <text:p text:style-name="P78">36</text:p>
          </table:table-cell>
        </table:table-row>
      </table:table>
      <text:p text:style-name="P88"><text:span text:style-name="T11">Tabla </text:span><text:span text:style-name="T11"><text:sequence text:ref-name="refTable4" text:name="Table" text:formula="ooow:Table+1" style:num-format="1">5.5</text:sequence></text:span> Conversión de punto función a KLDC</text:p>
      <text:p text:style-name="P92"><text:span text:style-name="T11">Fuente</text:span>: [Pressman, 2002]</text:p>
      <text:p text:style-name="P22">Reemplazamos <text:s/>los datos en la ecuación:</text:p>
      <text:p text:style-name="P23"><draw:frame draw:style-name="fr1" draw:name="Objeto3" text:anchor-type="as-char" svg:y="-1.065cm" svg:width="4.47cm" svg:height="1.983cm" draw:z-index="2"><draw:object xlink:href="./Object 3" xlink:type="simple" xlink:show="embed" xlink:actuate="onLoad"/><draw:image xlink:href="./ObjectReplacements/Object 3" xlink:type="simple" xlink:show="embed" xlink:actuate="onLoad"/></draw:frame></text:p>
      <text:p text:style-name="P22">convertimos a KLDC:</text:p>
      <text:p text:style-name="P23"><draw:frame draw:style-name="fr1" draw:name="Objeto4" text:anchor-type="as-char" svg:y="-0.82cm" svg:width="3.387cm" svg:height="1.492cm" draw:z-index="3"><draw:object xlink:href="./Object 4" xlink:type="simple" xlink:show="embed" xlink:actuate="onLoad"/><draw:image xlink:href="./ObjectReplacements/Object 4" xlink:type="simple" xlink:show="embed" xlink:actuate="onLoad"/></draw:frame></text:p>
      <text:p text:style-name="P24">Realizamos el calculo del esfuerzo necesario para la programación del sistema, <text:span text:style-name="T24">utilizando el método orgánico</text:span>:</text:p>
      <text:p text:style-name="P25"><draw:frame draw:style-name="fr1" draw:name="Objeto5" text:anchor-type="as-char" svg:y="-0.861cm" svg:width="3.082cm" svg:height="1.572cm" draw:z-index="4"><draw:object xlink:href="./Object 5" xlink:type="simple" xlink:show="embed" xlink:actuate="onLoad"/><draw:image xlink:href="./ObjectReplacements/Object 5" xlink:type="simple" xlink:show="embed" xlink:actuate="onLoad"/></draw:frame></text:p>
      <text:p text:style-name="P26">reemplazando los datos d y c para encontrar D en la siguiente ecuación:</text:p>
      <text:p text:style-name="P27"><draw:frame draw:style-name="fr1" draw:name="Objeto6" text:anchor-type="as-char" svg:y="-0.861cm" svg:width="3.332cm" svg:height="1.572cm" draw:z-index="5"><draw:object xlink:href="./Object 6" xlink:type="simple" xlink:show="embed" xlink:actuate="onLoad"/><draw:image xlink:href="./ObjectReplacements/Object 6" xlink:type="simple" xlink:show="embed" xlink:actuate="onLoad"/></draw:frame></text:p>
      <text:p text:style-name="P28">Se concluye que el desarrollo del proyecto es de <text:span text:style-name="T33">4</text:span> meses aproximadamente.</text:p>
      <text:p text:style-name="P28">Para calcular la cantidad de programadores utilizamos la siguiente fórmula:</text:p>
      <text:p text:style-name="P29"><text:soft-page-break/><draw:frame draw:style-name="fr1" draw:name="Objeto7" text:anchor-type="as-char" svg:y="-1.332cm" svg:width="1.889cm" svg:height="2.514cm" draw:z-index="6"><draw:object xlink:href="./Object 7" xlink:type="simple" xlink:show="embed" xlink:actuate="onLoad"/><draw:image xlink:href="./ObjectReplacements/Object 7" xlink:type="simple" xlink:show="embed" xlink:actuate="onLoad"/></draw:frame></text:p>
      <text:p text:style-name="P30">Para el desarrollo del proyecto se necesitan <text:span text:style-name="T33">9</text:span> programadores.</text:p>
      <text:p text:style-name="P30">El salario promedio de un programador es entre 200 a 300 $us, tomando como referencia estos datos, obtenemos el promedio de 250 $us, de esta forma calculamos el costo total del desarrollo del software:</text:p>
      <text:p text:style-name="P31"><draw:frame draw:style-name="fr1" draw:name="Objeto8" text:anchor-type="as-char" svg:y="-0.801cm" svg:width="9.049cm" svg:height="1.45cm" draw:z-index="7"><draw:object xlink:href="./Object 8" xlink:type="simple" xlink:show="embed" xlink:actuate="onLoad"/><draw:image xlink:href="./ObjectReplacements/Object 8" xlink:type="simple" xlink:show="embed" xlink:actuate="onLoad"/></draw:frame></text:p>
      <text:p text:style-name="P32">Como el tiempo de desarrollo del software es <text:span text:style-name="T33">4</text:span> meses, tenemos:</text:p>
      <text:p text:style-name="P33"><draw:frame draw:style-name="fr1" draw:name="Objeto9" text:anchor-type="as-char" svg:y="-0.801cm" svg:width="12.344cm" svg:height="1.45cm" draw:z-index="8"><draw:object xlink:href="./Object 9" xlink:type="simple" xlink:show="embed" xlink:actuate="onLoad"/><draw:image xlink:href="./ObjectReplacements/Object 9" xlink:type="simple" xlink:show="embed" xlink:actuate="onLoad"/></draw:frame> </text:p>
      <text:h text:style-name="Heading_20_3" text:outline-level="3">Costo de elaboración del proyecto</text:h>
      <text:p text:style-name="P34">Los costos de la elaboración de proyecto se refieren a los costos del estudio del sistema, en la etapa de análisis y recopilación (Tabla <text:sequence-ref text:reference-format="value" text:ref-name="refTable5">5.6</text:sequence-ref>).</text:p>
      <table:table table:name="Tabla6" table:style-name="Tabla6">
        <table:table-column table:style-name="Tabla6.A"/>
        <table:table-column table:style-name="Tabla6.B"/>
        <table:table-row>
          <table:table-cell table:style-name="Tabla6.A1" office:value-type="string">
            <text:p text:style-name="P62">Detalle</text:p>
          </table:table-cell>
          <table:table-cell table:style-name="Tabla6.B1" office:value-type="string">
            <text:p text:style-name="P62">Importe ($us)</text:p>
          </table:table-cell>
        </table:table-row>
        <table:table-row>
          <table:table-cell table:style-name="Tabla6.A2" office:value-type="string">
            <text:p text:style-name="P80">Análisis y diseño del proyecto</text:p>
          </table:table-cell>
          <table:table-cell table:style-name="Tabla6.B2" office:value-type="string">
            <text:p text:style-name="P81">400</text:p>
          </table:table-cell>
        </table:table-row>
        <table:table-row>
          <table:table-cell table:style-name="Tabla6.A2" office:value-type="string">
            <text:p text:style-name="P80">Material de escritorio</text:p>
          </table:table-cell>
          <table:table-cell table:style-name="Tabla6.B2" office:value-type="string">
            <text:p text:style-name="P81">100</text:p>
          </table:table-cell>
        </table:table-row>
        <table:table-row>
          <table:table-cell table:style-name="Tabla6.A2" office:value-type="string">
            <text:p text:style-name="P80">Conexión a Internet</text:p>
          </table:table-cell>
          <table:table-cell table:style-name="Tabla6.B2" office:value-type="string">
            <text:p text:style-name="P81">100</text:p>
          </table:table-cell>
        </table:table-row>
        <table:table-row>
          <table:table-cell table:style-name="Tabla6.A2" office:value-type="string">
            <text:p text:style-name="P80">Otros</text:p>
          </table:table-cell>
          <table:table-cell table:style-name="Tabla6.B2" office:value-type="string">
            <text:p text:style-name="P81">50</text:p>
          </table:table-cell>
        </table:table-row>
        <table:table-row>
          <table:table-cell table:style-name="Tabla6.A2" office:value-type="string">
            <text:p text:style-name="P63">Total</text:p>
          </table:table-cell>
          <table:table-cell table:style-name="Tabla6.B2" office:value-type="string">
            <text:p text:style-name="P62">650</text:p>
          </table:table-cell>
        </table:table-row>
      </table:table>
      <text:p text:style-name="P88"><text:span text:style-name="T11">Tabla </text:span><text:span text:style-name="T11"><text:sequence text:ref-name="refTable5" text:name="Table" text:formula="ooow:Table+1" style:num-format="1">5.6</text:sequence></text:span> Costo de elaboración de proyecto</text:p>
      <text:p text:style-name="P93"><text:span text:style-name="T11">Fuente</text:span>: Elaboración propia</text:p>
      <text:h text:style-name="Heading_20_3" text:outline-level="3">Costo total del software</text:h>
      <text:p text:style-name="P35">Se obtiene el costo total de la suma de los costos vistos anteriormente (Tabla <text:sequence-ref text:reference-format="value" text:ref-name="refTable6">5.7</text:sequence-ref>):</text:p>
      <table:table table:name="Tabla7" table:style-name="Tabla7">
        <table:table-column table:style-name="Tabla7.A"/>
        <table:table-column table:style-name="Tabla7.B"/>
        <text:soft-page-break/>
        <table:table-row>
          <table:table-cell table:style-name="Tabla7.A1" office:value-type="string">
            <text:p text:style-name="P64">Detalle</text:p>
          </table:table-cell>
          <table:table-cell table:style-name="Tabla7.B1" office:value-type="string">
            <text:p text:style-name="P64">Importe ($us)</text:p>
          </table:table-cell>
        </table:table-row>
        <table:table-row>
          <table:table-cell table:style-name="Tabla7.A2" office:value-type="string">
            <text:p text:style-name="P82">Costo de desarrollo</text:p>
          </table:table-cell>
          <table:table-cell table:style-name="Tabla7.B2" office:value-type="string">
            <text:p text:style-name="P83"><text:span text:style-name="T34">900</text:span>0</text:p>
          </table:table-cell>
        </table:table-row>
        <table:table-row>
          <table:table-cell table:style-name="Tabla7.A2" office:value-type="string">
            <text:p text:style-name="P82">Costo de elaboración de proyecto</text:p>
          </table:table-cell>
          <table:table-cell table:style-name="Tabla7.B2" office:value-type="string">
            <text:p text:style-name="P83">650</text:p>
          </table:table-cell>
        </table:table-row>
        <table:table-row>
          <table:table-cell table:style-name="Tabla7.A2" office:value-type="string">
            <text:p text:style-name="P65">Total</text:p>
          </table:table-cell>
          <table:table-cell table:style-name="Tabla7.B2" office:value-type="string">
            <text:p text:style-name="P64"><text:span text:style-name="T34">965</text:span>0</text:p>
          </table:table-cell>
        </table:table-row>
      </table:table>
      <text:p text:style-name="P88"><text:span text:style-name="T11">Tabla </text:span><text:span text:style-name="T11"><text:sequence text:ref-name="refTable6" text:name="Table" text:formula="ooow:Table+1" style:num-format="1">5.7</text:sequence></text:span> Costo total de so<text:span text:style-name="T26">f</text:span>tware</text:p>
      <text:p text:style-name="P94"><text:span text:style-name="T11">Fuente</text:span>: Elaboración propia</text:p>
      <text:h text:style-name="P116" text:outline-level="2">VALOR ACTUAL NETO</text:h>
      <text:p text:style-name="P8">El VAN (Valor Actual Neto) <text:span text:style-name="T27">es el balance neto de todos los ingresos y gastos del proyecto ponderados en el tiempo.</text:span></text:p>
      <text:p text:style-name="P9">La formula que se utilizara para hallar el VAN es la siguiente:</text:p>
      <text:p text:style-name="P10"><draw:frame draw:style-name="fr1" draw:name="Objeto10" text:anchor-type="as-char" svg:y="-0.623cm" svg:width="6.006cm" svg:height="1.094cm" draw:z-index="9"><draw:object xlink:href="./Object 10" xlink:type="simple" xlink:show="embed" xlink:actuate="onLoad"/><draw:image xlink:href="./ObjectReplacements/Object 10" xlink:type="simple" xlink:show="embed" xlink:actuate="onLoad"/></draw:frame></text:p>
      <text:p text:style-name="P11">Donde:</text:p>
      <text:p text:style-name="P97"><text:span text:style-name="T11">Ganancias</text:span>: Ingreso de flujo anual</text:p>
      <text:p text:style-name="P99"><text:span text:style-name="T11">Costos</text:span>: Salidas de flujo anual</text:p>
      <text:p text:style-name="P99"><text:span text:style-name="T11">n</text:span>: Numero de periodo</text:p>
      <text:p text:style-name="P99"><text:span text:style-name="T11">k</text:span>: Tasa de descuento o tasa de interés al préstamo</text:p>
      <text:p text:style-name="P101">Para verificar si un proyecto es rentable utilizaremos la siguiente tabla:</text:p>
      <table:table table:name="Tabla9" table:style-name="Tabla9">
        <table:table-column table:style-name="Tabla9.A"/>
        <table:table-column table:style-name="Tabla9.B"/>
        <table:table-row>
          <table:table-cell table:style-name="Tabla9.A1" office:value-type="string">
            <text:p text:style-name="P51">Valor VAN</text:p>
          </table:table-cell>
          <table:table-cell table:style-name="Tabla9.B1" office:value-type="string">
            <text:p text:style-name="P51">Interpretación</text:p>
          </table:table-cell>
        </table:table-row>
        <table:table-row>
          <table:table-cell table:style-name="Tabla9.A2" office:value-type="string">
            <text:p text:style-name="P45">VAN &gt; 0</text:p>
          </table:table-cell>
          <table:table-cell table:style-name="Tabla9.B2" office:value-type="string">
            <text:p text:style-name="P45">Proyecto rentable</text:p>
          </table:table-cell>
        </table:table-row>
        <table:table-row>
          <table:table-cell table:style-name="Tabla9.A2" office:value-type="string">
            <text:p text:style-name="P45">VAN = 0</text:p>
          </table:table-cell>
          <table:table-cell table:style-name="Tabla9.B2" office:value-type="string">
            <text:p text:style-name="P45">Proyecto rentable</text:p>
          </table:table-cell>
        </table:table-row>
        <table:table-row>
          <table:table-cell table:style-name="Tabla9.A2" office:value-type="string">
            <text:p text:style-name="P45">VAN &lt; 0</text:p>
          </table:table-cell>
          <table:table-cell table:style-name="Tabla9.B2" office:value-type="string">
            <text:p text:style-name="P45">Proyecto no rentable</text:p>
          </table:table-cell>
        </table:table-row>
      </table:table>
      <text:p text:style-name="P88"><text:span text:style-name="T11">Tabla </text:span><text:span text:style-name="T11"><text:sequence text:ref-name="refTable7" text:name="Table" text:formula="ooow:Table+1" style:num-format="1">5.8</text:sequence></text:span> Interpretación VAN</text:p>
      <text:p text:style-name="P95"><text:span text:style-name="T11">Fuente</text:span>: Elaboración propia</text:p>
      <text:p text:style-name="P103">Para estimar los gastos y ganancias se usara la tasa de descuento del 12%, esta tasa de interés es la que actualmente usan las entidades bancarias. La estimación que se realizara para el lapso de 4 años (Tabla <text:sequence-ref text:reference-format="value" text:ref-name="refTable8">5.9</text:sequence-ref>). <text:span text:style-name="T35">Para las entradas de costos anuales se tomaron en cuenta los gastos relacionados con el uso de papel en la institució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ext:soft-page-break/>
        <table:table-row>
          <table:table-cell table:style-name="Tabla8.A1" office:value-type="string">
            <text:p text:style-name="P50">Año</text:p>
          </table:table-cell>
          <table:table-cell table:style-name="Tabla8.A1" office:value-type="string">
            <text:p text:style-name="P50">Costos</text:p>
          </table:table-cell>
          <table:table-cell table:style-name="Tabla8.A1" office:value-type="string">
            <text:p text:style-name="P50">Ganancias</text:p>
          </table:table-cell>
          <table:table-cell table:style-name="Tabla8.D1" office:value-type="string">
            <text:p text:style-name="P50"><draw:frame draw:style-name="fr1" draw:name="Objeto11" text:anchor-type="as-char" svg:y="-0.623cm" svg:width="1.452cm" svg:height="1.102cm" draw:z-index="12"><draw:object xlink:href="./Object 11" xlink:type="simple" xlink:show="embed" xlink:actuate="onLoad"/><draw:image xlink:href="./ObjectReplacements/Object 11" xlink:type="simple" xlink:show="embed" xlink:actuate="onLoad"/></draw:frame></text:p>
          </table:table-cell>
          <table:table-cell table:style-name="Tabla8.E1" office:value-type="string">
            <text:p text:style-name="P50"><draw:frame draw:style-name="fr1" draw:name="Objeto12" text:anchor-type="as-char" svg:y="-0.623cm" svg:width="2.18cm" svg:height="1.102cm" draw:z-index="13"><draw:object xlink:href="./Object 12" xlink:type="simple" xlink:show="embed" xlink:actuate="onLoad"/><draw:image xlink:href="./ObjectReplacements/Object 12" xlink:type="simple" xlink:show="embed" xlink:actuate="onLoad"/></draw:frame></text:p>
          </table:table-cell>
          <table:table-cell table:style-name="Tabla8.F1" office:value-type="string">
            <text:p text:style-name="P50">Resultado</text:p>
          </table:table-cell>
        </table:table-row>
        <table:table-row>
          <table:table-cell table:style-name="Tabla8.A6" office:value-type="string">
            <text:p text:style-name="P43">1</text:p>
          </table:table-cell>
          <table:table-cell table:style-name="Tabla8.B5" office:value-type="string">
            <text:p text:style-name="P46">9650</text:p>
          </table:table-cell>
          <table:table-cell table:style-name="Tabla8.C5" office:value-type="string">
            <text:p text:style-name="P43">0</text:p>
          </table:table-cell>
          <table:table-cell table:style-name="Tabla8.D5" office:value-type="string">
            <text:p text:style-name="P47">8616</text:p>
          </table:table-cell>
          <table:table-cell table:style-name="Tabla8.E5" office:value-type="string">
            <text:p text:style-name="P43">0</text:p>
          </table:table-cell>
          <table:table-cell table:style-name="Tabla8.F6" office:value-type="string">
            <text:p text:style-name="P44">-<text:span text:style-name="T36">8616</text:span></text:p>
          </table:table-cell>
        </table:table-row>
        <table:table-row>
          <table:table-cell table:style-name="Tabla8.A6" office:value-type="string">
            <text:p text:style-name="P43">2</text:p>
          </table:table-cell>
          <table:table-cell table:style-name="Tabla8.B5" office:value-type="string">
            <text:p text:style-name="P48">800</text:p>
          </table:table-cell>
          <table:table-cell table:style-name="Tabla8.C5" office:value-type="string">
            <text:p text:style-name="P48">4500</text:p>
          </table:table-cell>
          <table:table-cell table:style-name="Tabla8.D5" office:value-type="string">
            <text:p text:style-name="P48">637</text:p>
          </table:table-cell>
          <table:table-cell table:style-name="Tabla8.E5" office:value-type="string">
            <text:p text:style-name="P48">3587</text:p>
          </table:table-cell>
          <table:table-cell table:style-name="Tabla8.F6" office:value-type="string">
            <text:p text:style-name="P106">2950</text:p>
          </table:table-cell>
        </table:table-row>
        <table:table-row>
          <table:table-cell table:style-name="Tabla8.A6" office:value-type="string">
            <text:p text:style-name="P43">3</text:p>
          </table:table-cell>
          <table:table-cell table:style-name="Tabla8.B5" office:value-type="string">
            <text:p text:style-name="P47"><text:span text:style-name="T37">5</text:span>00</text:p>
          </table:table-cell>
          <table:table-cell table:style-name="Tabla8.C5" office:value-type="string">
            <text:p text:style-name="P48">4800</text:p>
          </table:table-cell>
          <table:table-cell table:style-name="Tabla8.D5" office:value-type="string">
            <text:p text:style-name="P48">355</text:p>
          </table:table-cell>
          <table:table-cell table:style-name="Tabla8.E5" office:value-type="string">
            <text:p text:style-name="P48">3416</text:p>
          </table:table-cell>
          <table:table-cell table:style-name="Tabla8.F6" office:value-type="string">
            <text:p text:style-name="P48">3061</text:p>
          </table:table-cell>
        </table:table-row>
        <table:table-row>
          <table:table-cell table:style-name="Tabla8.A6" office:value-type="string">
            <text:p text:style-name="P43">4</text:p>
          </table:table-cell>
          <table:table-cell table:style-name="Tabla8.B5" office:value-type="string">
            <text:p text:style-name="P47"><text:span text:style-name="T37">2</text:span>00</text:p>
          </table:table-cell>
          <table:table-cell table:style-name="Tabla8.C5" office:value-type="string">
            <text:p text:style-name="P48">5000</text:p>
          </table:table-cell>
          <table:table-cell table:style-name="Tabla8.D5" office:value-type="string">
            <text:p text:style-name="P47">1<text:span text:style-name="T37">27</text:span></text:p>
          </table:table-cell>
          <table:table-cell table:style-name="Tabla8.E5" office:value-type="string">
            <text:p text:style-name="P106">3177</text:p>
          </table:table-cell>
          <table:table-cell table:style-name="Tabla8.F6" office:value-type="string">
            <text:p text:style-name="P48">3050</text:p>
          </table:table-cell>
        </table:table-row>
        <table:table-row>
          <table:table-cell table:style-name="Tabla8.A6" office:value-type="string">
            <text:p text:style-name="P107">∑</text:p>
          </table:table-cell>
          <table:table-cell table:style-name="Tabla8.B6" table:formula="ooow:sum&lt;B2:B5&gt;" office:value-type="float" office:value="11150">
            <text:p text:style-name="P44">11150</text:p>
          </table:table-cell>
          <table:table-cell table:style-name="Tabla8.C6" table:formula="ooow:sum(&lt;B6&gt;)&lt;C2:C5&gt;" office:value-type="float" office:value="14300">
            <text:p text:style-name="P44">14300</text:p>
          </table:table-cell>
          <table:table-cell table:style-name="Tabla8.D6" table:formula="ooow:sum(&lt;B6&gt;|&lt;C6&gt;)&lt;D2:D5&gt;" office:value-type="float" office:value="9735">
            <text:p text:style-name="P44">9735</text:p>
          </table:table-cell>
          <table:table-cell table:style-name="Tabla8.E6" table:formula="ooow:sum(&lt;B6&gt;|&lt;C6&gt;|&lt;D6&gt;)&lt;E2:E5&gt;" office:value-type="float" office:value="10180">
            <text:p text:style-name="P44">10180</text:p>
          </table:table-cell>
          <table:table-cell table:style-name="Tabla8.F6" office:value-type="string">
            <text:p text:style-name="P44"/>
          </table:table-cell>
        </table:table-row>
        <table:table-row>
          <table:table-cell table:style-name="Tabla8.A7" table:number-columns-spanned="5" office:value-type="string">
            <text:p text:style-name="P52">VAN</text:p>
          </table:table-cell>
          <table:covered-table-cell/>
          <table:covered-table-cell/>
          <table:covered-table-cell/>
          <table:covered-table-cell/>
          <table:table-cell table:style-name="Tabla8.F7" office:value-type="float" office:value="445">
            <text:p text:style-name="P52">445</text:p>
          </table:table-cell>
        </table:table-row>
      </table:table>
      <text:p text:style-name="P88"><text:span text:style-name="T28">Tabla </text:span><text:span text:style-name="T28"><text:sequence text:ref-name="refTable8" text:name="Table" text:formula="ooow:Table+1" style:num-format="1">5.9</text:sequence></text:span> Calculo de VAN</text:p>
      <text:p text:style-name="P95"><text:span text:style-name="T11">Fuente</text:span>: Elaboración propia</text:p>
      <text:p text:style-name="P104">Por los resultados obtenidos <text:span text:style-name="T37">de VAN (Tabla </text:span><text:span text:style-name="T37"><text:sequence-ref text:reference-format="value" text:ref-name="refTable8">5.9</text:sequence-ref></text:span><text:span text:style-name="T37">),</text:span> se puede afirmar que el desarrollo del <text:span text:style-name="T11">proyecto es rentable</text:span>.</text:p>
      <text:h text:style-name="Heading_20_2" text:outline-level="2">TASA INTERNA DE RETORNO</text:h>
      <text:p text:style-name="P36">La tasa de retorno se obtiene cuando el valor del VAN toma un valor igual a 0, la TIR es la rentabilidad que nos proporciona el proyecto.</text:p>
      <text:p text:style-name="P36">La ecuación de la TIR es:</text:p>
      <text:p text:style-name="P37"><draw:frame draw:style-name="fr1" draw:name="Objeto13" text:anchor-type="as-char" svg:y="-0.619cm" svg:width="5.195cm" svg:height="1.088cm" draw:z-index="10"><draw:object xlink:href="./Object 13" xlink:type="simple" xlink:show="embed" xlink:actuate="onLoad"/><draw:image xlink:href="./ObjectReplacements/Object 13" xlink:type="simple" xlink:show="embed" xlink:actuate="onLoad"/></draw:frame></text:p>
      <text:p text:style-name="P38">Donde:</text:p>
      <text:p text:style-name="P98">Ganancias: <text:span text:style-name="T29">Flujo de entrada de un periodo</text:span></text:p>
      <text:p text:style-name="P100">Costos: <text:span text:style-name="T29">Flujo de salida de un periodo</text:span></text:p>
      <text:p text:style-name="P100">i: <text:span text:style-name="T29">Tasa de interés de ahorro</text:span></text:p>
      <text:p text:style-name="P100">n: <text:span text:style-name="T29">Número de periodo</text:span></text:p>
      <text:p text:style-name="P102">Reemplazando los datos obtenemos la TIR (Tabla <text:sequence-ref text:reference-format="value" text:ref-name="refTable9">5.10</text:sequence-ref>):</text:p>
      <table:table table:name="Tabla10" table:style-name="Tabla10">
        <table:table-column table:style-name="Tabla10.A"/>
        <table:table-column table:style-name="Tabla10.B"/>
        <table:table-column table:style-name="Tabla10.C"/>
        <table:table-column table:style-name="Tabla10.D"/>
        <text:soft-page-break/>
        <table:table-row>
          <table:table-cell table:style-name="Tabla10.A1" office:value-type="string">
            <text:p text:style-name="P66">Año</text:p>
          </table:table-cell>
          <table:table-cell table:style-name="Tabla10.A1" office:value-type="string">
            <text:p text:style-name="P66">Costos</text:p>
          </table:table-cell>
          <table:table-cell table:style-name="Tabla10.A1" office:value-type="string">
            <text:p text:style-name="P66">Ganancias</text:p>
          </table:table-cell>
          <table:table-cell table:style-name="Tabla10.D1" office:value-type="string">
            <text:p text:style-name="P66"><draw:frame draw:style-name="fr1" draw:name="Objeto14" text:anchor-type="as-char" svg:y="-0.623cm" svg:width="3.724cm" svg:height="1.102cm" draw:z-index="11"><draw:object xlink:href="./Object 14" xlink:type="simple" xlink:show="embed" xlink:actuate="onLoad"/><draw:image xlink:href="./ObjectReplacements/Object 14" xlink:type="simple" xlink:show="embed" xlink:actuate="onLoad"/></draw:frame></text:p>
          </table:table-cell>
        </table:table-row>
        <table:table-row>
          <table:table-cell table:style-name="Tabla10.A5" office:value-type="string">
            <text:p text:style-name="P85">1</text:p>
          </table:table-cell>
          <table:table-cell table:style-name="Tabla10.B5" office:value-type="string">
            <text:p text:style-name="P46">9650</text:p>
          </table:table-cell>
          <table:table-cell table:style-name="Tabla10.C5" office:value-type="string">
            <text:p text:style-name="P43">0</text:p>
          </table:table-cell>
          <table:table-cell table:style-name="Tabla10.D6" office:value-type="string">
            <text:p text:style-name="P84">-<text:span text:style-name="T38">9368</text:span></text:p>
          </table:table-cell>
        </table:table-row>
        <table:table-row>
          <table:table-cell table:style-name="Tabla10.A5" office:value-type="string">
            <text:p text:style-name="P85">2</text:p>
          </table:table-cell>
          <table:table-cell table:style-name="Tabla10.B5" office:value-type="string">
            <text:p text:style-name="P48">800</text:p>
          </table:table-cell>
          <table:table-cell table:style-name="Tabla10.C5" office:value-type="string">
            <text:p text:style-name="P48">4500</text:p>
          </table:table-cell>
          <table:table-cell table:style-name="Tabla10.D6" office:value-type="string">
            <text:p text:style-name="P86">3487</text:p>
          </table:table-cell>
        </table:table-row>
        <table:table-row>
          <table:table-cell table:style-name="Tabla10.A5" office:value-type="string">
            <text:p text:style-name="P85">3</text:p>
          </table:table-cell>
          <table:table-cell table:style-name="Tabla10.B5" office:value-type="string">
            <text:p text:style-name="P47"><text:span text:style-name="T37">5</text:span>00</text:p>
          </table:table-cell>
          <table:table-cell table:style-name="Tabla10.C5" office:value-type="string">
            <text:p text:style-name="P48">4800</text:p>
          </table:table-cell>
          <table:table-cell table:style-name="Tabla10.D6" office:value-type="string">
            <text:p text:style-name="P86">3935</text:p>
          </table:table-cell>
        </table:table-row>
        <table:table-row>
          <table:table-cell table:style-name="Tabla10.A5" office:value-type="string">
            <text:p text:style-name="P85">4</text:p>
          </table:table-cell>
          <table:table-cell table:style-name="Tabla10.B5" office:value-type="string">
            <text:p text:style-name="P47"><text:span text:style-name="T37">2</text:span>00</text:p>
          </table:table-cell>
          <table:table-cell table:style-name="Tabla10.C5" office:value-type="string">
            <text:p text:style-name="P48">5000</text:p>
          </table:table-cell>
          <table:table-cell table:style-name="Tabla10.D6" office:value-type="string">
            <text:p text:style-name="P86">4264</text:p>
          </table:table-cell>
        </table:table-row>
        <table:table-row>
          <table:table-cell table:style-name="Tabla10.A6" table:number-columns-spanned="3" office:value-type="string">
            <text:p text:style-name="P66">TIR</text:p>
          </table:table-cell>
          <table:covered-table-cell/>
          <table:covered-table-cell/>
          <table:table-cell table:style-name="Tabla10.D6" office:value-type="string">
            <text:p text:style-name="P67">2318</text:p>
          </table:table-cell>
        </table:table-row>
      </table:table>
      <text:p text:style-name="P88"><text:span text:style-name="T11">Tabla </text:span><text:span text:style-name="T11"><text:sequence text:ref-name="refTable9" text:name="Table" text:formula="ooow:Table+1" style:num-format="1">5.10</text:sequence></text:span> Tasa Interna de Retorno</text:p>
      <text:p text:style-name="P96"><text:span text:style-name="T11">Fuente</text:span>: Elaboración propia</text:p>
      <text:p text:style-name="P105"><text:span text:style-name="T29">De esta forma podemos concluir que el proyecto nos dará una rentabilidad de </text:span><text:span text:style-name="T31">2318 </text:span><text:span text:style-name="T30">$us</text:span><text:span text:style-name="T29"> </text:span><text:span text:style-name="T30">y en el caso de haber ahorrado la inversión inicial de </text:span><text:span text:style-name="T31">9650</text:span><text:span text:style-name="T30"> $us en una entidad financiera (interés de 3%), al cabo de 4 años se contaría con la suma de </text:span><text:span text:style-name="T31">10808</text:span><text:span text:style-name="T30"> $us, con lo cual se obtendría una ganancia de </text:span><text:span text:style-name="T31">1158</text:span><text:span text:style-name="T30"> $us. </text:span><text:span text:style-name="T31">Por los datos </text:span><text:span text:style-name="T32">obtenidos, </text:span><text:span text:style-name="T31">se </text:span><text:span text:style-name="T32">puede apreciar</text:span><text:span text:style-name="T31"> que la rentabilidad es superior a la inversión realizada en ahorro, afirmando que es conveniente invertir en el proyecto.</text:span></text:p>
      <text:h text:style-name="Heading_20_2" text:outline-level="2">COSTO BENEFICIO</text:h>
      <text:p text:style-name="P40">El análisis costo-beneficio es una herramienta financiera que mide la relación entre los costos y beneficios asociados a un proyecto de inversión con el fin de evaluar su rentabilidad. Para hallar el costo – beneficio aplicamos la siguiente ecuación:</text:p>
      <text:p text:style-name="P39"><draw:frame draw:style-name="fr1" draw:name="Objeto15" text:anchor-type="as-char" svg:y="-0.432cm" svg:width="5.627cm" svg:height="0.58cm" draw:z-index="14"><draw:object xlink:href="./Object 15" xlink:type="simple" xlink:show="embed" xlink:actuate="onLoad"/><draw:image xlink:href="./ObjectReplacements/Object 15" xlink:type="simple" xlink:show="embed" xlink:actuate="onLoad"/></draw:frame></text:p>
      <text:p text:style-name="P40">Reemplazando los datos obtenemos:</text:p>
      <text:p text:style-name="P39"><draw:frame draw:style-name="fr1" draw:name="Objeto16" text:anchor-type="as-char" svg:y="-0.818cm" svg:width="2.477cm" svg:height="1.485cm" draw:z-index="15"><draw:object xlink:href="./Object 16" xlink:type="simple" xlink:show="embed" xlink:actuate="onLoad"/><draw:image xlink:href="./ObjectReplacements/Object 16" xlink:type="simple" xlink:show="embed" xlink:actuate="onLoad"/></draw:frame></text:p>
      <text:p text:style-name="P40">El resultado se lo representa de la siguiente forma: Por cada dólar invertido en el proyecto, la unidad tiene una ganancia de 1.28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30T00:37:48.635188722</dc:date>
    <meta:editing-duration>PT18H8M7S</meta:editing-duration>
    <meta:editing-cycles>177</meta:editing-cycles>
    <meta:generator>LibreOffice/5.0.3.2$Linux_X86_64 LibreOffice_project/00m0$Build-2</meta:generator>
    <meta:print-date>2015-11-11T07:44:22.811313167</meta:print-date>
    <meta:printed-by>armin </meta:printed-by>
    <dc:creator>armin </dc:creator>
    <meta:document-statistic meta:table-count="10" meta:image-count="0" meta:object-count="16" meta:page-count="9" meta:paragraph-count="316" meta:word-count="1703" meta:character-count="10002" meta:non-whitespace-character-count="8614"/>
  </office:meta>
</office:document-meta>
</file>

<file path=Object 1/content.xml><?xml version="1.0" encoding="utf-8"?>
<math xmlns="http://www.w3.org/1998/Math/MathML" display="block">
  <semantics>
    <mtable>
      <mtr>
        <mtd>
          <mrow>
            <mi mathvariant="italic">CAF</mi>
            <mo stretchy="false">=</mo>
            <mrow>
              <mn>0.65</mn>
              <mo stretchy="false">+</mo>
              <mrow>
                <mn>0.01</mn>
                <mo stretchy="false">∗</mo>
                <mi>N</mi>
              </mrow>
            </mrow>
          </mrow>
        </mtd>
      </mtr>
      <mtr>
        <mtd>
          <mrow>
            <mi mathvariant="italic">CAF</mi>
            <mo stretchy="false">=</mo>
            <mrow>
              <mn>0.65</mn>
              <mo stretchy="false">+</mo>
              <mrow>
                <mn>0.01</mn>
                <mo stretchy="false">∗</mo>
                <mn>44</mn>
              </mrow>
            </mrow>
          </mrow>
        </mtd>
      </mtr>
      <mtr>
        <mtd>
          <mrow>
            <mi mathvariant="italic">CAF</mi>
            <mo stretchy="false">=</mo>
            <mn>1.09</mn>
          </mrow>
        </mtd>
      </mtr>
    </mtable>
    <annotation encoding="StarMath 5.0">CAF = 0.65 + 0.01 * N newline 
CAF = 0.65 + 0.01 * 44 newline 
CAF = 1.09</annotation>
  </semantics>
</math>
</file>

<file path=Object 10/content.xml><?xml version="1.0" encoding="utf-8"?>
<math xmlns="http://www.w3.org/1998/Math/MathML" display="block">
  <semantics>
    <mrow>
      <mi mathvariant="italic">VAN</mi>
      <mo stretchy="false">=</mo>
      <mrow>
        <mrow>
          <mo stretchy="false">∑</mo>
          <mfrac>
            <mi mathvariant="italic">Ganancias</mi>
            <msup>
              <mrow>
                <mo fence="true" stretchy="false">(</mo>
                <mrow>
                  <mrow>
                    <mn>1</mn>
                    <mo stretchy="false">+</mo>
                    <mi>k</mi>
                  </mrow>
                </mrow>
                <mo fence="true" stretchy="false">)</mo>
              </mrow>
              <mi>n</mi>
            </msup>
          </mfrac>
        </mrow>
        <mo stretchy="false">−</mo>
        <mrow>
          <mo stretchy="false">∑</mo>
          <mfrac>
            <mi mathvariant="italic">Costos</mi>
            <msup>
              <mrow>
                <mo fence="true" stretchy="false">(</mo>
                <mrow>
                  <mrow>
                    <mn>1</mn>
                    <mo stretchy="false">+</mo>
                    <mi>k</mi>
                  </mrow>
                </mrow>
                <mo fence="true" stretchy="false">)</mo>
              </mrow>
              <mi>n</mi>
            </msup>
          </mfrac>
        </mrow>
      </mrow>
    </mrow>
    <annotation encoding="StarMath 5.0"> VAN = sum {Ganancias over (1 + k)^{n}}   - sum {Costos  over (1 + k)^{n}}   </annotation>
  </semantics>
</math>
</file>

<file path=Object 11/content.xml><?xml version="1.0" encoding="utf-8"?>
<math xmlns="http://www.w3.org/1998/Math/MathML" display="block">
  <semantics>
    <mstyle mathvariant="bold">
      <mfrac>
        <mi mathvariant="italic">Costos</mi>
        <msup>
          <mrow>
            <mo fence="true" stretchy="false">(</mo>
            <mrow>
              <mrow>
                <mn>1</mn>
                <mo stretchy="false">+</mo>
                <mi>i</mi>
              </mrow>
            </mrow>
            <mo fence="true" stretchy="false">)</mo>
          </mrow>
          <mi>n</mi>
        </msup>
      </mfrac>
    </mstyle>
    <annotation encoding="StarMath 5.0">bold {Costos over ( 1 + i )^{n}}</annotation>
  </semantics>
</math>
</file>

<file path=Object 12/content.xml><?xml version="1.0" encoding="utf-8"?>
<math xmlns="http://www.w3.org/1998/Math/MathML" display="block">
  <semantics>
    <mstyle mathvariant="bold">
      <mfrac>
        <mi mathvariant="italic">Ganancias</mi>
        <msup>
          <mrow>
            <mo fence="true" stretchy="false">(</mo>
            <mrow>
              <mrow>
                <mn>1</mn>
                <mo stretchy="false">+</mo>
                <mi>i</mi>
              </mrow>
            </mrow>
            <mo fence="true" stretchy="false">)</mo>
          </mrow>
          <mi>n</mi>
        </msup>
      </mfrac>
    </mstyle>
    <annotation encoding="StarMath 5.0">Bold {Ganancias over ( 1 + i )^{n}}</annotation>
  </semantics>
</math>
</file>

<file path=Object 13/content.xml><?xml version="1.0" encoding="utf-8"?>
<math xmlns="http://www.w3.org/1998/Math/MathML" display="block">
  <semantics>
    <mrow>
      <mi mathvariant="italic">TIR</mi>
      <mo stretchy="false">=</mo>
      <mrow>
        <mo stretchy="false">∑</mo>
        <mfrac>
          <mrow>
            <mi mathvariant="italic">Ganancias</mi>
            <mo stretchy="false">−</mo>
            <mi mathvariant="italic">Costos</mi>
          </mrow>
          <msup>
            <mrow>
              <mo fence="true" stretchy="false">(</mo>
              <mrow>
                <mrow>
                  <mn>1</mn>
                  <mo stretchy="false">−</mo>
                  <mi>i</mi>
                </mrow>
              </mrow>
              <mo fence="true" stretchy="false">)</mo>
            </mrow>
            <mi>n</mi>
          </msup>
        </mfrac>
      </mrow>
    </mrow>
    <annotation encoding="StarMath 5.0">TIR = sum {{Ganancias - Costos} over {( 1 - i )^{n}}}  </annotation>
  </semantics>
</math>
</file>

<file path=Object 14/content.xml><?xml version="1.0" encoding="utf-8"?>
<math xmlns="http://www.w3.org/1998/Math/MathML" display="block">
  <semantics>
    <mstyle mathvariant="bold">
      <mfrac>
        <mrow>
          <mi mathvariant="italic">Ganancias</mi>
          <mo stretchy="false">−</mo>
          <mi mathvariant="italic">Costos</mi>
        </mrow>
        <msup>
          <mrow>
            <mo fence="true" stretchy="false">(</mo>
            <mrow>
              <mrow>
                <mn>1</mn>
                <mo stretchy="false">−</mo>
                <mi>i</mi>
              </mrow>
            </mrow>
            <mo fence="true" stretchy="false">)</mo>
          </mrow>
          <mi>n</mi>
        </msup>
      </mfrac>
    </mstyle>
    <annotation encoding="StarMath 5.0">Bold {{Ganancias - Costos} over {( 1 - i )^{n}}}</annotation>
  </semantics>
</math>
</file>

<file path=Object 15/content.xml><?xml version="1.0" encoding="utf-8"?>
<math xmlns="http://www.w3.org/1998/Math/MathML" display="block">
  <semantics>
    <mrow>
      <mrow>
        <mi>C</mi>
        <mo stretchy="false">/</mo>
        <mi>B</mi>
      </mrow>
      <mo stretchy="false">=</mo>
      <mrow>
        <mrow>
          <mo stretchy="false">∑</mo>
          <mi mathvariant="italic">Ganancias</mi>
        </mrow>
        <mo stretchy="false">/</mo>
        <mrow>
          <mo stretchy="false">∑</mo>
          <mi mathvariant="italic">Costos</mi>
        </mrow>
      </mrow>
    </mrow>
    <annotation encoding="StarMath 5.0">C/B = sum Ganancias / sum Costos </annotation>
  </semantics>
</math>
</file>

<file path=Object 16/content.xml><?xml version="1.0" encoding="utf-8"?>
<math xmlns="http://www.w3.org/1998/Math/MathML" display="block">
  <semantics>
    <mtable>
      <mtr>
        <mtd>
          <mrow>
            <mrow>
              <mi>C</mi>
              <mo stretchy="false">/</mo>
              <mi>B</mi>
            </mrow>
            <mo stretchy="false">=</mo>
            <mfrac>
              <mn>14300</mn>
              <mn>11150</mn>
            </mfrac>
          </mrow>
        </mtd>
      </mtr>
      <mtr>
        <mtd>
          <mrow>
            <mrow>
              <mi>C</mi>
              <mo stretchy="false">/</mo>
              <mi>B</mi>
            </mrow>
            <mo stretchy="false">=</mo>
            <mn>1.28</mn>
          </mrow>
        </mtd>
      </mtr>
    </mtable>
    <annotation encoding="StarMath 5.0">C/B = 14300 over 11150 newline 
C/B = 1.28</annotation>
  </semantics>
</math>
</file>

<file path=Object 2/content.xml><?xml version="1.0" encoding="utf-8"?>
<math xmlns="http://www.w3.org/1998/Math/MathML" display="block">
  <semantics>
    <mtable>
      <mtr>
        <mtd>
          <mrow>
            <mrow>
              <mi mathvariant="italic">PF</mi>
              <mo stretchy="false">=</mo>
              <mi mathvariant="italic">Cuenta</mi>
            </mrow>
            <mrow>
              <mi mathvariant="italic">Total</mi>
              <mo stretchy="false">∗</mo>
              <mi mathvariant="italic">Factor</mi>
            </mrow>
            <mi mathvariant="italic">de</mi>
            <mi mathvariant="italic">ajuste</mi>
          </mrow>
        </mtd>
      </mtr>
      <mtr>
        <mtd>
          <mrow>
            <mi mathvariant="italic">PF</mi>
            <mo stretchy="false">=</mo>
            <mrow>
              <mn>229</mn>
              <mo stretchy="false">∗</mo>
              <mn>1.09</mn>
            </mrow>
          </mrow>
        </mtd>
      </mtr>
      <mtr>
        <mtd>
          <mrow>
            <mi mathvariant="italic">PF</mi>
            <mo stretchy="false">=</mo>
            <mn>249.61</mn>
          </mrow>
        </mtd>
      </mtr>
    </mtable>
    <annotation encoding="StarMath 5.0">PF = Cuenta Total * Factor de ajuste newline 
PF = 229 * 1.09 newline 
PF = 249.61</annotation>
  </semantics>
</math>
</file>

<file path=Object 3/content.xml><?xml version="1.0" encoding="utf-8"?>
<math xmlns="http://www.w3.org/1998/Math/MathML" display="block">
  <semantics>
    <mtable>
      <mtr>
        <mtd>
          <mrow>
            <mi mathvariant="italic">LDC</mi>
            <mo stretchy="false">=</mo>
            <mrow>
              <mi mathvariant="italic">PF</mi>
              <mo stretchy="false">∗</mo>
              <mfrac>
                <mrow>
                  <mi mathvariant="italic">Factor</mi>
                  <mi mathvariant="italic">LDC</mi>
                </mrow>
                <mi mathvariant="italic">PF</mi>
              </mfrac>
            </mrow>
          </mrow>
        </mtd>
      </mtr>
      <mtr>
        <mtd>
          <mrow>
            <mi mathvariant="italic">LDC</mi>
            <mo stretchy="false">=</mo>
            <mrow>
              <mn>249.61</mn>
              <mo stretchy="false">∗</mo>
              <mn>53</mn>
            </mrow>
          </mrow>
        </mtd>
      </mtr>
      <mtr>
        <mtd>
          <mrow>
            <mi mathvariant="italic">LDC</mi>
            <mo stretchy="false">=</mo>
            <mn>13229.33</mn>
          </mrow>
        </mtd>
      </mtr>
    </mtable>
    <annotation encoding="StarMath 5.0">LDC = PF * {{Factor LDC} over {PF}} newline 
LDC = 249.61 * 53 newline 
LDC = 13229.33</annotation>
  </semantics>
</math>
</file>

<file path=Object 4/content.xml><?xml version="1.0" encoding="utf-8"?>
<math xmlns="http://www.w3.org/1998/Math/MathML" display="block">
  <semantics>
    <mtable>
      <mtr>
        <mtd>
          <mrow>
            <mi mathvariant="italic">KLDC</mi>
            <mo stretchy="false">=</mo>
            <mfrac>
              <mn>13229.33</mn>
              <mn>1000</mn>
            </mfrac>
          </mrow>
        </mtd>
      </mtr>
      <mtr>
        <mtd>
          <mrow>
            <mi mathvariant="italic">KLDC</mi>
            <mo stretchy="false">=</mo>
            <mn>13.23</mn>
          </mrow>
        </mtd>
      </mtr>
    </mtable>
    <annotation encoding="StarMath 5.0">KLDC = 13229.33 over 1000 newline 
KLDC = 13.23</annotation>
  </semantics>
</math>
</file>

<file path=Object 5/content.xml><?xml version="1.0" encoding="utf-8"?>
<math xmlns="http://www.w3.org/1998/Math/MathML" display="block">
  <semantics>
    <mtable>
      <mtr>
        <mtd>
          <mrow>
            <mi>E</mi>
            <mo stretchy="false">=</mo>
            <mrow>
              <mi>a</mi>
              <mo stretchy="false">∗</mo>
              <msup>
                <mi mathvariant="italic">KLDC</mi>
                <mi>b</mi>
              </msup>
            </mrow>
          </mrow>
        </mtd>
      </mtr>
      <mtr>
        <mtd>
          <mrow>
            <mi>E</mi>
            <mo stretchy="false">=</mo>
            <mrow>
              <mn>2.4</mn>
              <mo stretchy="false">∗</mo>
              <msup>
                <mn>13.23</mn>
                <mn>1.05</mn>
              </msup>
            </mrow>
          </mrow>
        </mtd>
      </mtr>
      <mtr>
        <mtd>
          <mrow>
            <mi>E</mi>
            <mo stretchy="false">=</mo>
            <mn>36.13</mn>
          </mrow>
        </mtd>
      </mtr>
    </mtable>
    <annotation encoding="StarMath 5.0">E = a * KLDC^{b} newline 
E = 2.4 * 13.23^{1.05} newline 
E = 36.13	</annotation>
  </semantics>
</math>
</file>

<file path=Object 6/content.xml><?xml version="1.0" encoding="utf-8"?>
<math xmlns="http://www.w3.org/1998/Math/MathML" display="block">
  <semantics>
    <mtable>
      <mtr>
        <mtd>
          <mrow>
            <mi>D</mi>
            <mo stretchy="false">=</mo>
            <mrow>
              <mi>c</mi>
              <mo stretchy="false">∗</mo>
              <msup>
                <mi>E</mi>
                <mi>d</mi>
              </msup>
            </mrow>
          </mrow>
        </mtd>
      </mtr>
      <mtr>
        <mtd>
          <mrow>
            <mi>D</mi>
            <mo stretchy="false">=</mo>
            <mrow>
              <mn>1.05</mn>
              <mo stretchy="false">∗</mo>
              <msup>
                <mn>36.13</mn>
                <mn>0.38</mn>
              </msup>
            </mrow>
          </mrow>
        </mtd>
      </mtr>
      <mtr>
        <mtd>
          <mrow>
            <mi>D</mi>
            <mo stretchy="false">=</mo>
            <mn>4.10</mn>
          </mrow>
        </mtd>
      </mtr>
    </mtable>
    <annotation encoding="StarMath 5.0">D = c *  E^{d} newline 
D = 1.05 * 36.13^{0.38} newline 
D = 4.10</annotation>
  </semantics>
</math>
</file>

<file path=Object 7/content.xml><?xml version="1.0" encoding="utf-8"?>
<math xmlns="http://www.w3.org/1998/Math/MathML" display="block">
  <semantics>
    <mtable>
      <mtr>
        <mtd>
          <mrow>
            <mi>P</mi>
            <mo stretchy="false">=</mo>
            <mfrac>
              <mi>E</mi>
              <mi>D</mi>
            </mfrac>
          </mrow>
        </mtd>
      </mtr>
      <mtr>
        <mtd>
          <mrow>
            <mi>P</mi>
            <mo stretchy="false">=</mo>
            <mfrac>
              <mn>36.13</mn>
              <mn>4.10</mn>
            </mfrac>
          </mrow>
        </mtd>
      </mtr>
      <mtr>
        <mtd>
          <mrow>
            <mi>P</mi>
            <mo stretchy="false">=</mo>
            <mn>8.81</mn>
          </mrow>
        </mtd>
      </mtr>
    </mtable>
    <annotation encoding="StarMath 5.0">P = E over D newline 
P = 36.13 over 4.10 newline 
P = 8.81</annotation>
  </semantics>
</math>
</file>

<file path=Object 8/content.xml><?xml version="1.0" encoding="utf-8"?>
<math xmlns="http://www.w3.org/1998/Math/MathML" display="block">
  <semantics>
    <mtable>
      <mtr>
        <mtd>
          <mrow>
            <mi mathvariant="italic">Consto</mi>
            <mi mathvariant="italic">mensual</mi>
            <mi mathvariant="italic">de</mi>
            <mrow>
              <mi mathvariant="italic">desarrollo</mi>
              <mo stretchy="false">=</mo>
              <mrow>
                <mi>P</mi>
                <mo stretchy="false">∗</mo>
                <mi mathvariant="italic">saladio</mi>
              </mrow>
            </mrow>
            <mi mathvariant="italic">promedio</mi>
          </mrow>
        </mtd>
      </mtr>
      <mtr>
        <mtd>
          <mrow>
            <mi mathvariant="italic">Consto</mi>
            <mi mathvariant="italic">mensual</mi>
            <mi mathvariant="italic">de</mi>
            <mrow>
              <mi mathvariant="italic">desarrollo</mi>
              <mo stretchy="false">=</mo>
              <mrow>
                <mn>9</mn>
                <mo stretchy="false">∗</mo>
                <mn>250</mn>
              </mrow>
            </mrow>
          </mrow>
        </mtd>
      </mtr>
      <mtr>
        <mtd>
          <mrow>
            <mi mathvariant="italic">Consto</mi>
            <mi mathvariant="italic">mensual</mi>
            <mi mathvariant="italic">de</mi>
            <mrow>
              <mi mathvariant="italic">desarrollo</mi>
              <mo stretchy="false">=</mo>
              <mn>2250</mn>
            </mrow>
            <mi>$</mi>
            <mi mathvariant="italic">us</mi>
          </mrow>
        </mtd>
      </mtr>
    </mtable>
    <annotation encoding="StarMath 5.0">Consto mensual de desarrollo = P * saladio promedio newline 
Consto mensual de desarrollo = 9 * 250 newline 
Consto mensual de desarrollo = 2250 $us</annotation>
  </semantics>
</math>
</file>

<file path=Object 9/content.xml><?xml version="1.0" encoding="utf-8"?>
<math xmlns="http://www.w3.org/1998/Math/MathML" display="block">
  <semantics>
    <mtable>
      <mtr>
        <mtd>
          <mrow>
            <mi mathvariant="italic">Costo</mi>
            <mi mathvariant="italic">total</mi>
            <mi mathvariant="italic">de</mi>
            <mrow>
              <mi mathvariant="italic">desarrollo</mi>
              <mo stretchy="false">=</mo>
              <mi mathvariant="italic">Costo</mi>
            </mrow>
            <mi mathvariant="italic">del</mi>
            <mi mathvariant="italic">software</mi>
            <mi mathvariant="italic">por</mi>
            <mrow>
              <mi mathvariant="italic">mes</mi>
              <mo stretchy="false">∗</mo>
              <mi mathvariant="italic">Número</mi>
            </mrow>
            <mi mathvariant="italic">de</mi>
            <mi mathvariant="italic">meses</mi>
          </mrow>
        </mtd>
      </mtr>
      <mtr>
        <mtd>
          <mrow>
            <mi mathvariant="italic">Costo</mi>
            <mi mathvariant="italic">total</mi>
            <mi mathvariant="italic">de</mi>
            <mrow>
              <mi mathvariant="italic">desarrollo</mi>
              <mo stretchy="false">=</mo>
              <mrow>
                <mn>2250</mn>
                <mo stretchy="false">∗</mo>
                <mn>4</mn>
              </mrow>
            </mrow>
          </mrow>
        </mtd>
      </mtr>
      <mtr>
        <mtd>
          <mrow>
            <mi mathvariant="italic">Costo</mi>
            <mi mathvariant="italic">total</mi>
            <mi mathvariant="italic">de</mi>
            <mrow>
              <mi mathvariant="italic">desarrollo</mi>
              <mo stretchy="false">=</mo>
              <mn>9000</mn>
            </mrow>
            <mi>$</mi>
            <mi mathvariant="italic">us</mi>
          </mrow>
        </mtd>
      </mtr>
    </mtable>
    <annotation encoding="StarMath 5.0">Costo total de desarrollo = Costo del software por mes * Número de meses newline 
Costo total de desarrollo = 2250 * 4 newline 
Costo total de desarrollo = 9000 $us</annotation>
  </semantics>
</math>
</file>